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3" svg:font-family="Ubuntu" style:font-adornments="Cursief" style:font-pitch="variable"/>
    <style:font-face style:name="Ubuntu1" svg:font-family="Ubuntu" style:font-adornments="Standaard" style:font-pitch="variable"/>
    <style:font-face style:name="Ubuntu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640c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5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2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style:font-name="Ubuntu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officeooo:paragraph-rsid="06f5639b"/>
    </style:style>
    <style:style style:name="P33" style:family="paragraph" style:parent-style-name="Standard">
      <style:text-properties officeooo:paragraph-rsid="07be27e1"/>
    </style:style>
    <style:style style:name="P34" style:family="paragraph" style:parent-style-name="Standard">
      <style:text-properties officeooo:paragraph-rsid="0c819a59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6" style:family="paragraph" style:parent-style-name="Standard">
      <style:text-properties officeooo:paragraph-rsid="0c851cf6"/>
    </style:style>
    <style:style style:name="P37" style:family="paragraph" style:parent-style-name="Standard">
      <style:text-properties officeooo:paragraph-rsid="0c8b5238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ca56a54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b38183"/>
    </style:style>
    <style:style style:name="P45" style:family="paragraph" style:parent-style-name="Standard">
      <style:text-properties officeooo:paragraph-rsid="0cb428e8"/>
    </style:style>
    <style:style style:name="P46" style:family="paragraph" style:parent-style-name="Standard">
      <style:text-properties officeooo:paragraph-rsid="0cb627b6"/>
    </style:style>
    <style:style style:name="P47" style:family="paragraph" style:parent-style-name="Standard">
      <style:text-properties officeooo:paragraph-rsid="0a0f8417"/>
    </style:style>
    <style:style style:name="P48" style:family="paragraph" style:parent-style-name="Standard">
      <style:text-properties officeooo:paragraph-rsid="0cbe2b6f"/>
    </style:style>
    <style:style style:name="P49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cc79a2d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ce45be1"/>
    </style:style>
    <style:style style:name="P55" style:family="paragraph" style:parent-style-name="Standard">
      <style:text-properties officeooo:paragraph-rsid="0cec0708"/>
    </style:style>
    <style:style style:name="P5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7" style:family="paragraph" style:parent-style-name="Standard">
      <style:text-properties officeooo:paragraph-rsid="0d089b5f"/>
    </style:style>
    <style:style style:name="P58" style:family="paragraph" style:parent-style-name="Standard">
      <style:text-properties officeooo:paragraph-rsid="0d09f881"/>
    </style:style>
    <style:style style:name="P59" style:family="paragraph" style:parent-style-name="Standard">
      <style:text-properties officeooo:paragraph-rsid="0d0aad8b"/>
    </style:style>
    <style:style style:name="P60" style:family="paragraph" style:parent-style-name="Standard">
      <style:text-properties officeooo:paragraph-rsid="0d10b2c9"/>
    </style:style>
    <style:style style:name="P61" style:family="paragraph" style:parent-style-name="Standard">
      <style:text-properties officeooo:paragraph-rsid="0d137e4c"/>
    </style:style>
    <style:style style:name="P62" style:family="paragraph" style:parent-style-name="Standard">
      <style:text-properties officeooo:paragraph-rsid="0d17169e"/>
    </style:style>
    <style:style style:name="P63" style:family="paragraph" style:parent-style-name="Standard">
      <style:text-properties officeooo:paragraph-rsid="0d37c52c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4fb2fa"/>
    </style:style>
    <style:style style:name="P66" style:family="paragraph" style:parent-style-name="Standard">
      <style:text-properties officeooo:paragraph-rsid="0d5d07c4"/>
    </style:style>
    <style:style style:name="P67" style:family="paragraph" style:parent-style-name="Standard">
      <style:text-properties officeooo:paragraph-rsid="0d53d678"/>
    </style:style>
    <style:style style:name="P68" style:family="paragraph" style:parent-style-name="Standard">
      <style:text-properties officeooo:paragraph-rsid="0c8364eb"/>
    </style:style>
    <style:style style:name="P69" style:family="paragraph" style:parent-style-name="Standard">
      <style:text-properties officeooo:paragraph-rsid="0d656632"/>
    </style:style>
    <style:style style:name="P70" style:family="paragraph" style:parent-style-name="Standard">
      <style:text-properties officeooo:paragraph-rsid="0d6687d9"/>
    </style:style>
    <style:style style:name="P71" style:family="paragraph" style:parent-style-name="Standard">
      <style:text-properties officeooo:paragraph-rsid="0d823c65"/>
    </style:style>
    <style:style style:name="P72" style:family="paragraph" style:parent-style-name="Standard">
      <style:text-properties officeooo:paragraph-rsid="0d87b9fa"/>
    </style:style>
    <style:style style:name="P73" style:family="paragraph" style:parent-style-name="Standard">
      <style:text-properties officeooo:paragraph-rsid="0d88a1d4"/>
    </style:style>
    <style:style style:name="P74" style:family="paragraph" style:parent-style-name="Standard">
      <style:text-properties officeooo:paragraph-rsid="0d8c21b9"/>
    </style:style>
    <style:style style:name="P75" style:family="paragraph" style:parent-style-name="Standard">
      <style:text-properties officeooo:paragraph-rsid="0d8df6d5"/>
    </style:style>
    <style:style style:name="P76" style:family="paragraph" style:parent-style-name="Standard">
      <style:text-properties officeooo:paragraph-rsid="0da024ea"/>
    </style:style>
    <style:style style:name="P77" style:family="paragraph" style:parent-style-name="Standard">
      <style:text-properties officeooo:paragraph-rsid="0da677d4"/>
    </style:style>
    <style:style style:name="P78" style:family="paragraph" style:parent-style-name="Standard">
      <style:text-properties officeooo:rsid="0d1ec96e" officeooo:paragraph-rsid="0dbb4d02"/>
    </style:style>
    <style:style style:name="P79" style:family="paragraph" style:parent-style-name="Standard">
      <style:text-properties officeooo:paragraph-rsid="0d72706e"/>
    </style:style>
    <style:style style:name="P80" style:family="paragraph" style:parent-style-name="Standard">
      <style:text-properties officeooo:paragraph-rsid="0dbbcae4"/>
    </style:style>
    <style:style style:name="P81" style:family="paragraph" style:parent-style-name="Standard">
      <style:text-properties officeooo:paragraph-rsid="0dbec325"/>
    </style:style>
    <style:style style:name="P82" style:family="paragraph" style:parent-style-name="Standard">
      <style:text-properties officeooo:paragraph-rsid="0dc75ecf"/>
    </style:style>
    <style:style style:name="P83" style:family="paragraph" style:parent-style-name="Standard">
      <style:text-properties officeooo:paragraph-rsid="0dc8ca39"/>
    </style:style>
    <style:style style:name="P84" style:family="paragraph" style:parent-style-name="Standard">
      <style:text-properties officeooo:paragraph-rsid="0dd0bb8b"/>
    </style:style>
    <style:style style:name="P85" style:family="paragraph" style:parent-style-name="Standard">
      <style:text-properties officeooo:paragraph-rsid="0dd4d16d"/>
    </style:style>
    <style:style style:name="P86" style:family="paragraph" style:parent-style-name="Standard">
      <style:text-properties officeooo:paragraph-rsid="0dd5732a"/>
    </style:style>
    <style:style style:name="P87" style:family="paragraph" style:parent-style-name="Standard">
      <style:text-properties officeooo:paragraph-rsid="0dd640cb"/>
    </style:style>
    <style:style style:name="P88" style:family="paragraph" style:parent-style-name="Footnote">
      <style:text-properties officeooo:paragraph-rsid="04473353"/>
    </style:style>
    <style:style style:name="P89" style:family="paragraph" style:parent-style-name="Footnote">
      <style:text-properties officeooo:rsid="043ccc66" officeooo:paragraph-rsid="0c397b0b"/>
    </style:style>
    <style:style style:name="P90" style:family="paragraph" style:parent-style-name="Footnote">
      <style:text-properties officeooo:paragraph-rsid="0cfb8404"/>
    </style:style>
    <style:style style:name="P91" style:family="paragraph" style:parent-style-name="Footnote">
      <style:text-properties officeooo:paragraph-rsid="0d04dbb4"/>
    </style:style>
    <style:style style:name="P92" style:family="paragraph" style:parent-style-name="Footnote">
      <style:text-properties officeooo:paragraph-rsid="0d4c0055"/>
    </style:style>
    <style:style style:name="P93" style:family="paragraph" style:parent-style-name="Footnote">
      <style:text-properties officeooo:paragraph-rsid="0d5dc5cc"/>
    </style:style>
    <style:style style:name="P94" style:family="paragraph" style:parent-style-name="Footnote">
      <style:text-properties officeooo:paragraph-rsid="0d80b951"/>
    </style:style>
    <style:style style:name="P95" style:family="paragraph" style:parent-style-name="Footnote">
      <style:text-properties officeooo:paragraph-rsid="0d88b8d0"/>
    </style:style>
    <style:style style:name="P96" style:family="paragraph" style:parent-style-name="Footnote">
      <style:text-properties officeooo:paragraph-rsid="0db416b4"/>
    </style:style>
    <style:style style:name="P97" style:family="paragraph" style:parent-style-name="Footnote">
      <style:text-properties officeooo:paragraph-rsid="0ddf6a1c"/>
    </style:style>
    <style:style style:name="P98" style:family="paragraph" style:parent-style-name="Footnote">
      <style:text-properties officeooo:paragraph-rsid="0de0306c"/>
    </style:style>
    <style:style style:name="P9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d0bb8b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text-properties fo:color="#000000" style:font-name="Ubuntu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2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2" fo:font-size="11pt" style:font-size-asian="11pt" style:font-size-complex="11pt"/>
    </style:style>
    <style:style style:name="T6" style:family="text">
      <style:text-properties style:font-name="Ubuntu2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de59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de597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e114e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de597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style:text-line-through-style="none" style:text-line-through-type="none" style:font-name="Ubuntu2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2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2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ddbb48e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style:text-line-through-style="none" style:text-line-through-type="none" style:font-name="Ubuntu2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7" style:family="text">
      <style:text-properties fo:color="#000000" style:text-line-through-style="none" style:text-line-through-type="none" style:font-name="Ubuntu2" fo:font-size="12pt" fo:language="nl" fo:country="NL" fo:font-style="italic" style:text-underline-style="none" fo:font-weight="bold" officeooo:rsid="0bac433e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18" style:family="text">
      <style:text-properties fo:color="#000000" style:text-line-through-style="none" style:text-line-through-type="none" style:font-name="Ubuntu2" fo:font-size="12pt" fo:language="nl" fo:country="NL" fo:font-style="italic" style:text-underline-style="none" fo:font-weight="bold" officeooo:rsid="0be1e39b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19" style:family="text">
      <style:text-properties fo:color="#000000" style:text-line-through-style="none" style:text-line-through-type="none" style:font-name="Ubuntu2" fo:font-size="12pt" style:text-underline-style="none" style:font-size-asian="12pt" style:font-size-complex="12pt"/>
    </style:style>
    <style:style style:name="T220" style:family="text">
      <style:text-properties fo:color="#000000" style:text-line-through-style="none" style:text-line-through-type="none" style:font-name="Ubuntu2" fo:font-size="12pt" style:text-underline-style="none" officeooo:rsid="01657261" style:font-size-asian="12pt" style:font-size-complex="12pt"/>
    </style:style>
    <style:style style:name="T221" style:family="text">
      <style:text-properties fo:color="#000000" style:text-line-through-style="none" style:text-line-through-type="none" style:font-name="Ubuntu2" fo:font-size="12pt" style:text-underline-style="none" officeooo:rsid="0382ccb7" style:font-size-asian="12pt" style:font-size-complex="12pt"/>
    </style:style>
    <style:style style:name="T222" style:family="text">
      <style:text-properties fo:color="#000000" style:text-line-through-style="none" style:text-line-through-type="none" style:font-name="Ubuntu2" fo:font-size="12pt" style:text-underline-style="none" officeooo:rsid="0aabd8f8" style:font-size-asian="12pt" style:font-size-complex="12pt"/>
    </style:style>
    <style:style style:name="T223" style:family="text">
      <style:text-properties fo:color="#000000" style:text-line-through-style="none" style:text-line-through-type="none" style:font-name="Ubuntu2" fo:font-size="12pt" style:text-underline-style="none" officeooo:rsid="0d1f80e5" style:font-size-asian="12pt" style:font-size-complex="12pt"/>
    </style:style>
    <style:style style:name="T224" style:family="text">
      <style:text-properties fo:color="#000000" style:text-line-through-style="none" style:text-line-through-type="none" style:font-name="Ubuntu2" fo:font-size="12pt" style:text-underline-style="none" officeooo:rsid="0d21a97c" style:font-size-asian="12pt" style:font-size-complex="12pt"/>
    </style:style>
    <style:style style:name="T225" style:family="text">
      <style:text-properties fo:color="#000000" style:text-line-through-style="none" style:text-line-through-type="none" style:font-name="Ubuntu2" fo:font-size="12pt" style:text-underline-style="none" officeooo:rsid="0d2b3cbd" style:font-size-asian="12pt" style:font-size-complex="12pt"/>
    </style:style>
    <style:style style:name="T226" style:family="text">
      <style:text-properties fo:color="#000000" style:text-line-through-style="none" style:text-line-through-type="none" style:font-name="Ubuntu2" fo:font-size="12pt" style:text-underline-style="none" officeooo:rsid="0d2ecc1a" style:font-size-asian="12pt" style:font-size-complex="12pt"/>
    </style:style>
    <style:style style:name="T22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3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3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5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6" style:family="text">
      <style:text-properties fo:color="#000000" style:text-line-through-style="none" style:text-line-through-type="none" style:font-name="Ubuntu2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7" style:family="text">
      <style:text-properties fo:color="#000000" style:text-line-through-style="none" style:text-line-through-type="none" style:font-name="Ubuntu2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1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0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0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9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0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1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2" style:family="text">
      <style:text-properties fo:color="#000000" style:text-line-through-style="none" style:text-line-through-type="none" fo:language="nl" fo:country="NL" fo:font-style="italic" style:text-underline-style="none" officeooo:rsid="0bad933e" style:font-size-asian="12pt" style:language-asian="nl" style:country-asian="NL" style:font-style-asian="italic" style:font-name-complex="Bitstream Vera Sans" style:font-size-complex="12pt" style:font-style-complex="italic"/>
    </style:style>
    <style:style style:name="T313" style:family="text">
      <style:text-properties fo:color="#000000" style:text-line-through-style="none" style:text-line-through-type="none" fo:language="nl" fo:country="NL" fo:font-style="italic" style:text-underline-style="none" officeooo:rsid="0d392f98" style:font-size-asian="12pt" style:language-asian="nl" style:country-asian="NL" style:font-style-asian="italic" style:font-name-complex="Bitstream Vera Sans" style:font-size-complex="12pt" style:font-style-complex="italic"/>
    </style:style>
    <style:style style:name="T314" style:family="text">
      <style:text-properties fo:color="#000000" style:text-line-through-style="none" style:text-line-through-type="none" fo:language="nl" fo:country="NL" fo:font-style="italic" style:text-underline-style="none" officeooo:rsid="0c02f3bd" style:font-size-asian="12pt" style:language-asian="nl" style:country-asian="NL" style:font-style-asian="italic" style:font-name-complex="Bitstream Vera Sans" style:font-size-complex="12pt" style:font-style-complex="italic"/>
    </style:style>
    <style:style style:name="T315" style:family="text">
      <style:text-properties fo:color="#000000" style:text-line-through-style="none" style:text-line-through-type="none" fo:language="nl" fo:country="NL" fo:font-style="italic" style:text-underline-style="none" officeooo:rsid="06860b69" style:font-size-asian="12pt" style:language-asian="nl" style:country-asian="NL" style:font-style-asian="italic" style:font-name-complex="Bitstream Vera Sans" style:font-size-complex="12pt" style:font-style-complex="italic"/>
    </style:style>
    <style:style style:name="T316" style:family="text">
      <style:text-properties fo:color="#000000" style:text-line-through-style="none" style:text-line-through-type="none" fo:language="nl" fo:country="NL" fo:font-style="italic" style:text-underline-style="none" fo:font-weight="bold" officeooo:rsid="0d823c65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31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3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9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0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1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2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style:text-line-through-style="none" style:text-line-through-type="none" style:text-position="super 58%" style:font-name="Ubuntu2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4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5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6" style:family="text">
      <style:text-properties fo:color="#000000" style:text-line-through-style="none" style:text-line-through-type="none" fo:font-size="12pt" fo:language="nl" fo:country="NL" fo:font-style="normal" fo:font-weight="normal" officeooo:rsid="0dbb4d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7" style:family="text">
      <style:text-properties fo:color="#000000" style:text-line-through-style="none" style:text-line-through-type="none" fo:font-size="12pt" fo:language="nl" fo:country="NL" fo:font-style="normal" fo:font-weight="normal" officeooo:rsid="0dbbc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8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9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000000" style:font-name="Ubuntu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000000" style:font-name="Ubuntu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000000" style:font-name="Ubuntu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000000" style:font-name="Ubuntu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000000" style:font-name="Ubuntu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000000" style:font-name="Ubuntu2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000000" style:font-name="Ubuntu2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000000" style:font-name="Ubuntu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000000" style:font-name="Ubuntu2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000000" style:font-name="Ubuntu2" fo:font-size="12pt" fo:language="nl" fo:country="NL" fo:font-weight="normal" officeooo:rsid="0dd1db2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000000" style:font-name="Ubuntu2" fo:font-size="12pt" fo:language="nl" fo:country="NL" fo:font-weight="normal" officeooo:rsid="0dd385b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000000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fo:color="#000000" style:font-name="Ubuntu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fo:color="#000000" style:font-name="Ubuntu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fo:color="#000000" style:font-name="Ubuntu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fo:color="#000000" style:font-name="Ubuntu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fo:color="#000000" style:font-name="Ubuntu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1" style:family="text">
      <style:text-properties fo:color="#000000" style:font-name="Ubuntu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2" style:family="text">
      <style:text-properties fo:color="#000000" style:font-name="Ubuntu2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fo:color="#000000" style:font-name="Ubuntu2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fo:color="#000000" style:font-name="Ubuntu2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5" style:family="text">
      <style:text-properties fo:color="#000000" style:font-name="Ubuntu2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fo:color="#000000" style:font-name="Ubuntu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67" style:family="text">
      <style:text-properties fo:color="#000000" style:font-name="Ubuntu2" fo:font-size="12pt" style:text-underline-style="none" officeooo:rsid="067ff87e" style:font-size-asian="12pt" style:font-size-complex="12pt"/>
    </style:style>
    <style:style style:name="T368" style:family="text">
      <style:text-properties fo:color="#000000" style:font-name="Ubuntu2" fo:font-size="12pt" style:text-underline-style="none" officeooo:rsid="06807e83" style:font-size-asian="12pt" style:font-size-complex="12pt"/>
    </style:style>
    <style:style style:name="T369" style:family="text">
      <style:text-properties fo:color="#000000" style:font-name="Ubuntu2" fo:font-size="12pt" style:text-underline-style="none" officeooo:rsid="0588721b" style:font-size-asian="12pt" style:font-size-complex="12pt"/>
    </style:style>
    <style:style style:name="T370" style:family="text">
      <style:text-properties fo:color="#000000" style:font-name="Ubuntu2" fo:font-size="12pt" style:text-underline-style="none" officeooo:rsid="050aa1f1" style:font-size-asian="12pt" style:font-size-complex="12pt"/>
    </style:style>
    <style:style style:name="T371" style:family="text">
      <style:text-properties fo:color="#000000" style:font-name="Ubuntu2" fo:font-size="12pt" style:text-underline-style="none" officeooo:rsid="0941f476" style:font-size-asian="12pt" style:font-size-complex="12pt"/>
    </style:style>
    <style:style style:name="T372" style:family="text">
      <style:text-properties fo:color="#000000" style:font-name="Ubuntu2" fo:font-size="12pt" style:text-underline-style="none" officeooo:rsid="0d11a406" style:font-size-asian="12pt" style:font-size-complex="12pt"/>
    </style:style>
    <style:style style:name="T373" style:family="text">
      <style:text-properties fo:color="#000000" style:font-name="Ubuntu2" fo:font-size="12pt" style:text-underline-style="none" officeooo:rsid="0bfb9903" style:font-size-asian="12pt" style:font-size-complex="12pt"/>
    </style:style>
    <style:style style:name="T374" style:family="text">
      <style:text-properties fo:color="#000000" style:font-name="Ubuntu2" fo:font-size="12pt" style:text-underline-style="none" officeooo:rsid="0bd29e9a" style:font-size-asian="12pt" style:font-size-complex="12pt"/>
    </style:style>
    <style:style style:name="T375" style:family="text">
      <style:text-properties fo:color="#000000" style:font-name="Ubuntu2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76" style:family="text">
      <style:text-properties fo:color="#000000" style:font-name="Ubuntu2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77" style:family="text">
      <style:text-properties fo:color="#000000" style:font-name="Ubuntu2" fo:font-size="12pt" style:font-size-asian="12pt" style:font-size-complex="12pt"/>
    </style:style>
    <style:style style:name="T378" style:family="text">
      <style:text-properties fo:color="#000000" style:font-name="Ubuntu2" fo:font-size="12pt" officeooo:rsid="004804ae" style:font-size-asian="12pt" style:font-size-complex="12pt"/>
    </style:style>
    <style:style style:name="T379" style:family="text">
      <style:text-properties fo:color="#000000" style:font-name="Ubuntu2" fo:font-size="12pt" officeooo:rsid="0d21a97c" style:font-size-asian="12pt" style:font-size-complex="12pt"/>
    </style:style>
    <style:style style:name="T380" style:family="text">
      <style:text-properties fo:color="#000000" style:font-name="Ubuntu2" fo:font-size="12pt" officeooo:rsid="0d2ecc1a" style:font-size-asian="12pt" style:font-size-complex="12pt"/>
    </style:style>
    <style:style style:name="T381" style:family="text">
      <style:text-properties fo:color="#000000" style:text-underline-style="none" officeooo:rsid="0bd0b23f" style:font-size-asian="12pt" style:font-size-complex="12pt"/>
    </style:style>
    <style:style style:name="T382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83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84" style:family="text">
      <style:text-properties fo:color="#000000" style:font-name="Ubuntu1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5" style:family="text">
      <style:text-properties fo:color="#000000" style:font-name="Ubuntu1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6" style:family="text">
      <style:text-properties fo:color="#000000" style:font-name="Ubuntu1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7" style:family="text">
      <style:text-properties fo:color="#000000" style:font-name="Ubuntu1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8" style:family="text">
      <style:text-properties fo:color="#000000" style:font-name="Ubuntu1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9" style:family="text">
      <style:text-properties fo:color="#000000" style:font-name="Ubuntu1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0" style:family="text">
      <style:text-properties fo:color="#000000" style:font-name="Ubuntu1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1" style:family="text">
      <style:text-properties fo:color="#000000" style:font-name="Ubuntu1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2" style:family="text">
      <style:text-properties fo:color="#000000" style:font-name="Ubuntu1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3" style:family="text">
      <style:text-properties fo:color="#000000" style:font-name="Ubuntu1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4" style:family="text">
      <style:text-properties fo:color="#000000" style:font-name="Ubuntu1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5" style:family="text">
      <style:text-properties fo:color="#000000" style:font-name="Ubuntu1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6" style:family="text">
      <style:text-properties fo:color="#000000" style:font-name="Ubuntu1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7" style:family="text">
      <style:text-properties fo:color="#000000" style:font-name="Ubuntu1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8" style:family="text">
      <style:text-properties fo:color="#000000" style:font-name="Ubuntu1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9" style:family="text">
      <style:text-properties fo:color="#000000" style:font-name="Ubuntu1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0" style:family="text">
      <style:text-properties fo:color="#000000" style:font-name="Ubuntu1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1" style:family="text">
      <style:text-properties fo:color="#000000" style:font-name="Ubuntu1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2" style:family="text">
      <style:text-properties fo:color="#000000" style:font-name="Ubuntu1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3" style:family="text">
      <style:text-properties fo:color="#000000" style:font-name="Ubuntu1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04" style:family="text">
      <style:text-properties fo:color="#000000" style:font-name="Ubuntu1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05" style:family="text">
      <style:text-properties fo:color="#000000" style:font-name="Ubuntu1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06" style:family="text">
      <style:text-properties fo:color="#000000" style:font-name="Ubuntu1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407" style:family="text">
      <style:text-properties fo:color="#000000" style:font-name="Ubuntu1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08" style:family="text">
      <style:text-properties fo:color="#000000" style:font-name="Ubuntu1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09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10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1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2" style:family="text">
      <style:text-properties style:use-window-font-color="true"/>
    </style:style>
    <style:style style:name="T413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7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8" style:family="text">
      <style:text-properties style:use-window-font-color="true" style:text-line-through-style="none" style:text-line-through-type="none" style:text-position="super 58%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9" style:family="text">
      <style:text-properties style:use-window-font-color="true" style:font-name="Ubuntu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0" style:family="text">
      <style:text-properties style:use-window-font-color="true" style:font-name="Ubuntu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1" style:family="text">
      <style:text-properties style:use-window-font-color="true" style:font-name="Ubuntu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2" style:family="text">
      <style:text-properties style:use-window-font-color="true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3" style:family="text">
      <style:text-properties style:use-window-font-color="true" style:font-name="Ubuntu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4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5" style:family="text">
      <style:text-properties style:use-window-font-color="true" style:font-name="Ubuntu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6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7" style:family="text">
      <style:text-properties style:use-window-font-color="true" style:font-name="Ubuntu2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8" style:family="text">
      <style:text-properties style:use-window-font-color="true" style:font-name="Ubuntu2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9" style:family="text">
      <style:text-properties style:use-window-font-color="true" style:font-name="Ubuntu2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0" style:family="text">
      <style:text-properties style:use-window-font-color="true" style:font-name="Ubuntu2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1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2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3" style:family="text">
      <style:text-properties style:use-window-font-color="true" style:font-name="Ubuntu2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4" style:family="text">
      <style:text-properties style:use-window-font-color="true" style:font-name="Ubuntu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5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6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7" style:family="text">
      <style:text-properties style:use-window-font-color="true" style:font-name="Ubuntu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8" style:family="text">
      <style:text-properties style:use-window-font-color="true" style:font-name="Ubuntu2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9" style:family="text">
      <style:text-properties style:use-window-font-color="true" style:font-name="Ubuntu2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0" style:family="text">
      <style:text-properties style:use-window-font-color="true" style:font-name="Ubuntu2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1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42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43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44" style:family="text">
      <style:text-properties style:use-window-font-color="true" officeooo:rsid="047da547"/>
    </style:style>
    <style:style style:name="T445" style:family="text">
      <style:text-properties style:use-window-font-color="true" style:text-position="super 58%" style:font-name="Ubuntu2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6" style:family="text">
      <style:text-properties fo:font-size="12pt" style:font-size-asian="12pt" style:font-size-complex="12pt"/>
    </style:style>
    <style:style style:name="T447" style:family="text">
      <style:text-properties fo:font-size="12pt" officeooo:rsid="02eddb5a" style:font-size-asian="12pt" style:font-size-complex="12pt"/>
    </style:style>
    <style:style style:name="T448" style:family="text">
      <style:text-properties fo:font-size="12pt" officeooo:rsid="064c9632" style:font-size-asian="12pt" style:font-size-complex="12pt"/>
    </style:style>
    <style:style style:name="T449" style:family="text">
      <style:text-properties officeooo:rsid="047fb57c"/>
    </style:style>
    <style:style style:name="T450" style:family="text">
      <style:text-properties officeooo:rsid="047da547"/>
    </style:style>
    <style:style style:name="T451" style:family="text">
      <style:text-properties officeooo:rsid="01657261" style:font-size-asian="12pt" style:font-size-complex="12pt"/>
    </style:style>
    <style:style style:name="T452" style:family="text">
      <style:text-properties officeooo:rsid="04473353"/>
    </style:style>
    <style:style style:name="T453" style:family="text">
      <style:text-properties fo:font-weight="normal" style:font-weight-asian="normal" style:font-weight-complex="normal"/>
    </style:style>
    <style:style style:name="T454" style:family="text">
      <style:text-properties fo:font-weight="normal" officeooo:rsid="0d53468e" style:font-weight-asian="normal" style:font-weight-complex="normal"/>
    </style:style>
    <style:style style:name="T455" style:family="text">
      <style:text-properties fo:font-weight="normal" officeooo:rsid="0d5e9ec2" style:font-weight-asian="normal" style:font-weight-complex="normal"/>
    </style:style>
    <style:style style:name="T456" style:family="text">
      <style:text-properties fo:font-weight="normal" officeooo:rsid="0d516aa8" style:font-weight-asian="normal" style:font-weight-complex="normal"/>
    </style:style>
    <style:style style:name="T457" style:family="text">
      <style:text-properties fo:font-weight="normal" officeooo:rsid="0d6a0c36" style:font-weight-asian="normal" style:font-weight-complex="normal"/>
    </style:style>
    <style:style style:name="T458" style:family="text">
      <style:text-properties officeooo:rsid="06049971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officeooo:rsid="06049971" style:font-weight-asian="bold" style:font-weight-complex="bold"/>
    </style:style>
    <style:style style:name="T461" style:family="text">
      <style:text-properties officeooo:rsid="0594b105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officeooo:rsid="0aace3cd"/>
    </style:style>
    <style:style style:name="T464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65" style:family="text">
      <style:text-properties fo:font-size="10pt" officeooo:rsid="06049971" style:font-size-asian="10pt" style:font-size-complex="10pt"/>
    </style:style>
    <style:style style:name="T466" style:family="text">
      <style:text-properties fo:font-size="10pt" officeooo:rsid="0d7d740a" style:font-size-asian="10pt" style:font-size-complex="10pt"/>
    </style:style>
    <style:style style:name="T467" style:family="text">
      <style:text-properties fo:font-size="10pt" officeooo:rsid="0dd66268" style:font-size-asian="10pt" style:font-style-asian="italic" style:font-size-complex="10pt" style:font-style-complex="italic"/>
    </style:style>
    <style:style style:name="T468" style:family="text">
      <style:text-properties fo:font-size="10pt" officeooo:rsid="06049971" style:font-size-asian="10pt" style:font-style-asian="italic" style:font-size-complex="10pt" style:font-style-complex="italic"/>
    </style:style>
    <style:style style:name="T469" style:family="text">
      <style:text-properties officeooo:rsid="0394a435"/>
    </style:style>
    <style:style style:name="T470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1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5" style:family="text">
      <style:text-properties fo:font-variant="normal" fo:text-transform="none" fo:color="#000000" style:text-line-through-style="none" style:text-line-through-type="none" style:font-name="Ubuntu1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76" style:family="text">
      <style:text-properties officeooo:rsid="0b668458"/>
    </style:style>
    <style:style style:name="T477" style:family="text">
      <style:text-properties officeooo:rsid="0c125172"/>
    </style:style>
    <style:style style:name="T478" style:family="text">
      <style:text-properties officeooo:rsid="0d2d19da"/>
    </style:style>
    <style:style style:name="T479" style:family="text">
      <style:text-properties officeooo:rsid="0d3bc5c4"/>
    </style:style>
    <style:style style:name="T480" style:family="text">
      <style:text-properties officeooo:rsid="0d3fc4ec"/>
    </style:style>
    <style:style style:name="T481" style:family="text">
      <style:text-properties officeooo:rsid="0d4b2054"/>
    </style:style>
    <style:style style:name="T482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3" style:family="text">
      <style:text-properties officeooo:rsid="0d781c5d"/>
    </style:style>
    <style:style style:name="T484" style:family="text">
      <style:text-properties officeooo:rsid="0d7d740a"/>
    </style:style>
    <style:style style:name="T485" style:family="text">
      <style:text-properties officeooo:rsid="0d87d73f"/>
    </style:style>
    <style:style style:name="T486" style:family="text">
      <style:text-properties officeooo:rsid="0d88b8d0"/>
    </style:style>
    <style:style style:name="T487" style:family="text">
      <style:text-properties fo:font-style="normal" style:font-style-asian="normal" style:font-style-complex="normal"/>
    </style:style>
    <style:style style:name="T488" style:family="text">
      <style:text-properties officeooo:rsid="0db2fd57"/>
    </style:style>
    <style:style style:name="T489" style:family="text">
      <style:text-properties officeooo:rsid="0db4d737"/>
    </style:style>
    <style:style style:name="T490" style:family="text">
      <style:text-properties officeooo:rsid="0db5d4ba"/>
    </style:style>
    <style:style style:name="T491" style:family="text">
      <style:text-properties officeooo:rsid="0db5fe7f"/>
    </style:style>
    <style:style style:name="T492" style:family="text">
      <style:text-properties officeooo:rsid="0d1ec96e"/>
    </style:style>
    <style:style style:name="T493" style:family="text">
      <style:text-properties officeooo:rsid="0d4a40eb"/>
    </style:style>
    <style:style style:name="T494" style:family="text">
      <style:text-properties officeooo:rsid="0d53468e"/>
    </style:style>
    <style:style style:name="T495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96" style:family="text">
      <style:text-properties style:text-position="super 58%" fo:font-size="10pt" officeooo:rsid="0dd66268" style:font-size-asian="10pt" style:font-style-asian="italic" style:font-size-complex="10pt" style:font-style-complex="italic"/>
    </style:style>
    <style:style style:name="T497" style:family="text">
      <style:text-properties officeooo:rsid="0ddeb615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Strong_20_Emphasis"><text:span text:style-name="T344">C</text:span></text:span><text:span text:style-name="Strong_20_Emphasis"><text:span text:style-name="T339">hecklist voor </text:span></text:span><text:span text:style-name="Strong_20_Emphasis"><text:span text:style-name="T348">de installatie</text:span></text:span><text:span text:style-name="Strong_20_Emphasis"><text:span text:style-name="T339"> van </text:span></text:span><text:reference-mark-start text:name="Distributie"/><text:span text:style-name="Strong_20_Emphasis"><text:span text:style-name="T349">Debian</text:span></text:span><text:reference-mark-end text:name="Distributie"/><text:span text:style-name="Strong_20_Emphasis"><text:span text:style-name="T342"> </text:span></text:span><text:reference-mark-start text:name="Versie"/><text:span text:style-name="Strong_20_Emphasis"><text:span text:style-name="T349">1</text:span></text:span><text:span text:style-name="Strong_20_Emphasis"><text:span text:style-name="T347">0</text:span></text:span><text:reference-mark-end text:name="Versie"/><text:span text:style-name="Strong_20_Emphasis"><text:span text:style-name="T350"> LTS</text:span></text:span><text:span text:style-name="Strong_20_Emphasis"><text:span text:style-name="T340"><text:note text:id="ftn1" text:note-class="footnote"><text:note-citation>1</text:note-citation><text:note-body><text:p text:style-name="P91"><text:span text:style-name="T469">Deze versie heeft codenaam </text:span><text:span text:style-name="T387">B</text:span><text:span text:style-name="T476">uster </text:span><text:span text:style-name="T477">(buster)</text:span><text:span text:style-name="T476"> </text:span><text:span text:style-name="T388">en is een zogenaamde LTS-versie (Long-Term Support, langetermijnondersteuning). <text:s/></text:span><text:span text:style-name="T389">Deze</text:span><text:span text:style-name="T388"> LTS-versie versch</text:span><text:span text:style-name="T389">een </text:span><text:span text:style-name="T396">in </text:span><text:span text:style-name="T389">juli</text:span><text:span text:style-name="T388"> 20</text:span><text:span text:style-name="T389">19</text:span><text:span text:style-name="T388"> en wordt vanaf vrijgave </text:span><text:span text:style-name="T396">vijf</text:span><text:span text:style-name="T388"> jaar ondersteund</text:span><text:span text:style-name="T390"> </text:span><text:span text:style-name="T388">(</text:span><text:span text:style-name="T391">updates </text:span><text:span text:style-name="T388">tot </text:span><text:span text:style-name="T389">juli </text:span><text:span text:style-name="T388">202</text:span><text:span text:style-name="T389">4</text:span><text:span text:style-name="T390">)</text:span><text:span text:style-name="T392">.</text:span></text:p></text:note-body></text:note></text:span></text:span><text:span text:style-name="Strong_20_Emphasis"><text:span text:style-name="T340"> </text:span></text:span><text:reference-mark-start text:name="Editie"/><text:span text:style-name="Strong_20_Emphasis"><text:span text:style-name="T341">desktop</text:span></text:span><text:reference-mark-end text:name="Editie"/><text:span text:style-name="Strong_20_Emphasis"><text:span text:style-name="T343">.</text:span></text:span></text:p>
      <text:p text:style-name="P13"/>
      <text:p text:style-name="P32"><text:span text:style-name="T20">Kijk op</text:span><text:span text:style-name="T339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39"> </text:span><text:span text:style-name="T413">voor</text:span><text:span text:style-name="T414"> </text:span><text:span text:style-name="T415">deze en andere </text:span><text:span text:style-name="T21">checklists, scripts, en overige bestanden.</text:span></text:p>
      <text:p text:style-name="P25"/>
      <text:p text:style-name="P56"><text:span text:style-name="T213">D</text:span><text:span text:style-name="T212">it is een invulbare PD</text:span><text:span text:style-name="T214">F</text:span><text:span text:style-name="T212"> met tekst- en keuzevakken; </text:span><text:span text:style-name="T215">a</text:span><text:span text:style-name="T212">fdrukken is niet noodzakelijk.</text:span></text:p>
      <text:p text:style-name="P14"/>
      <text:p text:style-name="P14"/>
      <text:p text:style-name="P14">V<text:span text:style-name="T449">ul de waarden in het tekstvak achter de </text:span><text:span text:style-name="Definition"><text:span text:style-name="T450">schuingedrukte</text:span></text:span> <text:span text:style-name="T450">woorden </text:span><text:span text:style-name="T444">(zie toelichting)</text:span><text:span text:style-name="T450">:</text:span></text:p>
      <text:p text:style-name="P4"><text:span text:style-name="Definition"><text:span text:style-name="T420">g</text:span></text:span><text:span text:style-name="Definition"><text:span text:style-name="T419">ebruiker</text:span></text:span><text:span text:style-name="Definition"><text:span text:style-name="T421"><text:tab/><text:tab/></text:span></text:span><text:span text:style-name="Definition"><text:span text:style-name="T412"> <text:tab/><text:tab/></text:span></text:span><text:span text:style-name="T422"><draw:control text:anchor-type="as-char" svg:y="-0.429cm" draw:z-index="35" draw:name="Gebruiker" draw:style-name="gr2" draw:text-style-name="P106" svg:width="6.061cm" svg:height="0.6cm" draw:control="control36"><svg:title>Gebruiker</svg:title><svg:desc>Volledige naam, bijv. Jan Stek</svg:desc></draw:control></text:span><text:span text:style-name="T422"><text:tab/></text:span><text:span text:style-name="T423">(</text:span><text:span text:style-name="T441">volledige naam, bijv. </text:span><text:span text:style-name="T443">Karel Kamer</text:span><text:span text:style-name="T442">)</text:span></text:p>
      <text:p text:style-name="Standard"><text:span text:style-name="Definition"><text:span text:style-name="T420">g</text:span></text:span><text:span text:style-name="Definition"><text:span text:style-name="T419">ebruikersnaam<text:tab/><text:tab/></text:span></text:span><text:span text:style-name="Definition"><text:span text:style-name="T419"><draw:control text:anchor-type="as-char" svg:y="-0.429cm" draw:z-index="36" draw:name="Gberuikersnaam" draw:style-name="gr2" draw:text-style-name="P106" svg:width="6.061cm" svg:height="0.6cm" draw:control="control37"><svg:title>Gebruikersnaam</svg:title><svg:desc>Korte naam, bijv. jan</svg:desc></draw:control></text:span></text:span><text:span text:style-name="Definition"><text:span text:style-name="T419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35">c</text:span></text:span><text:span text:style-name="Definition"><text:span text:style-name="T434">omputernaam<text:tab/><text:tab/></text:span></text:span><text:span text:style-name="Definition"><text:span text:style-name="T422"><draw:control text:anchor-type="as-char" svg:y="-0.429cm" draw:z-index="37" draw:name="Computernaam" draw:style-name="gr2" draw:text-style-name="P106" svg:width="6.061cm" svg:height="0.6cm" draw:control="control38"><svg:title>Computernaam</svg:title><svg:desc>Unieke naam van de computer</svg:desc></draw:control></text:span></text:span><text:span text:style-name="Definition"><text:span text:style-name="T422"><text:tab/></text:span></text:span><text:span text:style-name="Definition"><text:span text:style-name="T426">(</text:span></text:span><text:span text:style-name="Definition"><text:span text:style-name="T424">unieke naam van de compute</text:span></text:span><text:span text:style-name="Definition"><text:span text:style-name="T425">r</text:span></text:span><text:span text:style-name="Definition"><text:span text:style-name="T426">)</text:span></text:span></text:p>
      <text:p text:style-name="P3"><text:span text:style-name="Definition"><text:span text:style-name="T420">o</text:span></text:span><text:span text:style-name="Definition"><text:span text:style-name="T419">pstartmenu</text:span></text:span><text:span text:style-name="Definition"><text:span text:style-name="T422"><text:tab/><text:tab/><text:tab/></text:span></text:span><text:span text:style-name="Definition"><text:span text:style-name="T422"><draw:control text:anchor-type="as-char" svg:y="-0.429cm" draw:z-index="38" draw:name="Opstartmenu" draw:style-name="gr2" draw:text-style-name="P106" svg:width="6.061cm" svg:height="0.6cm" draw:control="control39"><svg:title>Opstartmenu</svg:title><svg:desc>Toets voor het opstartmenu ("bootmenu")</svg:desc></draw:control></text:span></text:span><text:span text:style-name="Definition"><text:span text:style-name="T422"><text:tab/></text:span></text:span><text:span text:style-name="Definition"><text:span text:style-name="T426">(</text:span></text:span><text:span text:style-name="Definition"><text:span text:style-name="T424">to</text:span></text:span><text:span text:style-name="Definition"><text:span text:style-name="T431">ets voor het opstartmedium</text:span></text:span><text:span text:style-name="Definition"><text:span text:style-name="T432">)</text:span></text:span></text:p>
      <text:p text:style-name="P3"><text:span text:style-name="Definition"><text:span text:style-name="T436">i</text:span></text:span><text:span text:style-name="Definition"><text:span text:style-name="T437">nstellingen</text:span></text:span><text:span text:style-name="T426"><text:tab/> <text:tab/><text:tab/></text:span><text:span text:style-name="T426"><draw:control text:anchor-type="as-char" svg:y="-0.429cm" draw:z-index="34" draw:name="Instellingen" draw:style-name="gr2" draw:text-style-name="P106" svg:width="6.061cm" svg:height="0.6cm" draw:control="control35"><svg:title>Instellingen</svg:title><svg:desc>Toets voor het BIOS/UEFI-scherm ("setup")</svg:desc></draw:control></text:span><text:span text:style-name="T426"><text:tab/>(</text:span><text:span text:style-name="T424">toets voor het BIOS/UEFI-scherm</text:span><text:span text:style-name="T426">)</text:span></text:p>
      <text:p text:style-name="P6"><text:span text:style-name="Definition"><text:span text:style-name="T416">2</text:span></text:span><text:span text:style-name="Definition"><text:span text:style-name="T418">e </text:span></text:span><text:span text:style-name="Definition"><text:span text:style-name="T438">gebr</text:span></text:span><text:span text:style-name="Definition"><text:span text:style-name="T416">uiker </text:span></text:span><text:span text:style-name="Definition"><text:span text:style-name="T417">(evt.)</text:span></text:span><text:span text:style-name="T426"><text:tab/></text:span><text:span text:style-name="T426"><draw:control text:anchor-type="as-char" svg:y="-0.429cm" draw:z-index="40" draw:name="Instellingen_0" draw:style-name="gr2" draw:text-style-name="P106" svg:width="6.061cm" svg:height="0.6cm" draw:control="control41"><svg:title>Instellingen</svg:title><svg:desc>Toets voor het BIOS/UEFI-scherm ("setup")</svg:desc></draw:control></text:span><text:span text:style-name="T426"><text:tab/>(volledige naam </text:span><text:span text:style-name="T429">evt. </text:span><text:span text:style-name="T433">2</text:span><text:span text:style-name="T445">e</text:span><text:span text:style-name="T433"> </text:span><text:span text:style-name="T426">gebruiker)</text:span></text:p>
      <text:p text:style-name="P6"><text:span text:style-name="Definition"><text:span text:style-name="T416">2</text:span></text:span><text:span text:style-name="Definition"><text:span text:style-name="T418">e</text:span></text:span><text:span text:style-name="Definition"><text:span text:style-name="T416"> </text:span></text:span><text:span text:style-name="Definition"><text:span text:style-name="T439">g</text:span></text:span><text:span text:style-name="Definition"><text:span text:style-name="T440">ebruikersnaam</text:span></text:span><text:span text:style-name="T426"><text:tab/></text:span><text:span text:style-name="T426"><draw:control text:anchor-type="as-char" svg:y="-0.429cm" draw:z-index="39" draw:name="Instellingen_1" draw:style-name="gr2" draw:text-style-name="P106" svg:width="6.061cm" svg:height="0.6cm" draw:control="control40"><svg:title>Instellingen</svg:title><svg:desc>Toets voor het BIOS/UEFI-scherm ("setup")</svg:desc></draw:control></text:span><text:span text:style-name="T426"><text:tab/>(</text:span><text:span text:style-name="T424">korte naam </text:span><text:span text:style-name="T429">ev</text:span><text:span text:style-name="T430">entuele</text:span><text:span text:style-name="T429"> </text:span><text:span text:style-name="T433">2</text:span><text:span text:style-name="T445">e</text:span><text:span text:style-name="T433"> </text:span><text:span text:style-name="T427">gebr</text:span><text:span text:style-name="T428">uiker</text:span><text:span text:style-name="T426">)</text:span></text:p>
      <text:p text:style-name="P5"><text:span text:style-name="T358">Vervang </text:span><text:span text:style-name="Definition"><text:span text:style-name="T17">schuingedrukte</text:span></text:span><text:span text:style-name="T358"> </text:span><text:span text:style-name="T359">woorden </text:span><text:span text:style-name="T358">in deze checklist door </text:span><text:span text:style-name="T359">boven</text:span><text:span text:style-name="T358">staande waarden.</text:span></text:p>
      <text:p text:style-name="P15"/>
      <text:p text:style-name="P2"><text:span text:style-name="Strong_20_Emphasis"><text:span text:style-name="T353"/></text:span></text:p>
      <text:p text:style-name="P35"><text:span text:style-name="Strong_20_Emphasis"><text:span text:style-name="T143"><draw:control text:anchor-type="as-char" draw:z-index="0" draw:name="Vorm1" draw:style-name="gr1" draw:text-style-name="P105" svg:width="0.35cm" svg:height="0.35cm" draw:control="control1"/></text:span></text:span><text:span text:style-name="Strong_20_Emphasis"><text:span text:style-name="T143"><text:s/><text:tab/></text:span></text:span><text:span text:style-name="T354">Nog niet op Linux?<text:tab/></text:span><text:span text:style-name="T382"></text:span><text:span text:style-name="T360"> </text:span><text:span text:style-name="T361">G</text:span><text:span text:style-name="T355">ebruik </text:span><text:span text:style-name="Strong_20_Emphasis"><text:span text:style-name="T409">Checklist migratie</text:span></text:span><text:span text:style-name="T355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56"> onder </text:span><text:span text:style-name="T366">Linux</text:span><text:span text:style-name="T357">.</text:span></text:p>
      <text:p text:style-name="P49"><text:span text:style-name="Strong_20_Emphasis"><text:span text:style-name="T143"><draw:control text:anchor-type="as-char" draw:z-index="33" draw:name="Vorm2" draw:style-name="gr1" draw:text-style-name="P105" svg:width="0.35cm" svg:height="0.35cm" draw:control="control34"/></text:span></text:span><text:span text:style-name="Strong_20_Emphasis"><text:span text:style-name="T143"><text:s/><text:tab/></text:span></text:span><text:span text:style-name="T362">Nieuwe installatie?<text:tab/></text:span><text:span text:style-name="T383"></text:span><text:span text:style-name="T365"><text:tab/></text:span><text:span text:style-name="T364">B</text:span><text:span text:style-name="T362">egin bij hoofdstuk </text:span><text:span text:style-name="T362"><text:bookmark-ref text:reference-format="page" text:ref-name="__RefNumPara__4009_1271708128">2</text:bookmark-ref></text:span><text:span text:style-name="T362"><text:s text:c="2"/></text:span><text:span text:style-name="T363"><text:bookmark-ref text:reference-format="text" text:ref-name="__RefNumPara__4009_1271708128">Installatie uitvoeren</text:bookmark-ref></text:span><text:span text:style-name="T363">.</text:span></text:p>
      <text:p text:style-name="P1"><text:span text:style-name="Strong_20_Emphasis"><text:span text:style-name="T352"/></text:span></text:p>
      <text:list xml:id="list3073937990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1" draw:name="Vorm3" draw:style-name="gr1" draw:text-style-name="P10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9"><text:span text:style-name="Strong_20_Emphasis"><text:span text:style-name="T102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8">.</text:span></text:span></text:p>
          </table:table-cell>
        </table:table-row>
        <table:table-row table:style-name="TableLine94736504759424">
          <table:table-cell table:style-name="_31_._5f_Installatie_5f_voorbereiden.A1" office:value-type="string">
            <text:p text:style-name="P37"><text:span text:style-name="Strong_20_Emphasis"><text:span text:style-name="T102"><text:s/></text:span></text:span></text:p>
          </table:table-cell>
          <table:table-cell table:style-name="_31_._5f_Installatie_5f_voorbereiden.A1" office:value-type="string">
            <text:p text:style-name="P34"/>
          </table:table-cell>
        </table:table-row>
        <table:table-row table:style-name="TableLine94736504759680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2" draw:name="Vorm4" draw:style-name="gr1" draw:text-style-name="P105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102">Installeer </text:span></text:span><text:span text:style-name="Strong_20_Emphasis"><text:span text:style-name="T120">pakket kz</text:span></text:span><text:span text:style-name="Strong_20_Emphasis"><text:span text:style-name="T102"> </text:span></text:span><text:span text:style-name="Strong_20_Emphasis"><text:span text:style-name="T88">via via </text:span></text:span><text:span text:style-name="Strong_20_Emphasis"><text:span text:style-name="T76">een </text:span></text:span><text:span text:style-name="Strong_20_Emphasis"><text:span text:style-name="T87">druk 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87"><text:note text:id="ftn2" text:note-class="footnote"><text:note-citation>2</text:note-citation><text:note-body><text:p text:style-name="P93"><text:span text:style-name="T384">De </text:span><text:span text:style-name="T406">Super</text:span><text:span text:style-name="T384">-toets is de Windows</text:span><text:span text:style-name="T385">-</text:span><text:span text:style-name="T386">toets</text:span><text:span text:style-name="T384">, </text:span><text:span text:style-name="T385">C</text:span><text:span text:style-name="T384">ommand-</text:span><text:span text:style-name="T386">toets</text:span><text:span text:style-name="T384">, of </text:span><text:span text:style-name="T385">V</text:span><text:span text:style-name="T384">ergrootglas-toets.</text:span></text:p></text:note-body></text:note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4">ter</text:span></text:span><text:span text:style-name="Strong_20_Emphasis"><text:span text:style-name="T185">m</text:span></text:span><text:span text:style-name="Strong_20_Emphasis"><text:span text:style-name="T115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322">Terminalvenster</text:span></text:span><text:span text:style-name="Strong_20_Emphasis"><text:span text:style-name="T90">.</text:span></text:span><text:span text:style-name="Strong_20_Emphasis"><text:span text:style-name="T115"> </text:span></text:span></text:p>
          </table:table-cell>
        </table:table-row>
        <table:table-row table:style-name="TableLine94736504759936">
          <table:table-cell table:style-name="_31_._5f_Installatie_5f_voorbereiden.A1" office:value-type="string">
            <text:p text:style-name="P64"><text:span text:style-name="Strong_20_Emphasis"><text:span text:style-name="T102"><text:s/></text:span></text:span><text:span text:style-name="Strong_20_Emphasis"><text:span text:style-name="T144"><draw:control text:anchor-type="as-char" draw:z-index="44" draw:name="Vorm4_3" draw:style-name="gr1" draw:text-style-name="P105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81"><text:span text:style-name="T492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18">z</text:span></text:span><text:span text:style-name="Strong_20_Emphasis"><text:span text:style-name="T115">e opdrachten, ieder gevolgd door de </text:span></text:span><text:span text:style-name="Strong_20_Emphasis"><text:span text:style-name="T260">Enter</text:span></text:span><text:span text:style-name="Strong_20_Emphasis"><text:span text:style-name="T88">-toets:<text:line-break/></text:span></text:span><text:span text:style-name="User_20_Entry"><text:span text:style-name="T335">sudo</text:span></text:span><text:span text:style-name="User_20_Entry"><text:span text:style-name="T334"> </text:span></text:span><text:span text:style-name="User_20_Entry"><text:span text:style-name="T335">apt install wget</text:span></text:span></text:p>
            <text:p text:style-name="P81"><text:span text:style-name="User_20_Entry"><text:span text:style-name="T334">wget karelzimmer.nl/</text:span></text:span><text:span text:style-name="User_20_Entry"><text:span text:style-name="T338">kz</text:span></text:span><text:span text:style-name="User_20_Entry"><text:span text:style-name="T334"><text:line-break/>bash </text:span></text:span><text:span text:style-name="User_20_Entry"><text:span text:style-name="T338">kz</text:span></text:span></text:p>
            <text:p text:style-name="P78"><text:span text:style-name="User_20_Entry"><text:span text:style-name="T336">exit</text:span></text:span></text:p>
          </table:table-cell>
        </table:table-row>
        <table:table-row table:style-name="TableLine94736504760192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736504760448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2" draw:name="Vorm6" draw:style-name="gr1" draw:text-style-name="P105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6">Bereid de installatie voor </text:span></text:span><text:span text:style-name="Strong_20_Emphasis"><text:span text:style-name="T88">via </text:span></text:span><text:span text:style-name="Strong_20_Emphasis"><text:span text:style-name="T76">een </text:span></text:span><text:span text:style-name="Strong_20_Emphasis"><text:span text:style-name="T105">druk </text:span></text:span><text:span text:style-name="Strong_20_Emphasis"><text:span text:style-name="T100">op de </text:span></text:span><text:span text:style-name="Strong_20_Emphasis"><text:span text:style-name="T259">Super</text:span></text:span><text:span text:style-name="Strong_20_Emphasis"><text:span text:style-name="T100">-toets</text:span></text:span><text:span text:style-name="Strong_20_Emphasis"><text:span text:style-name="T330"><text:note-ref text:note-class="footnote" text:reference-format="text" text:ref-name="ftn2">2</text:note-ref></text:span></text:span><text:span text:style-name="Strong_20_Emphasis"><text:span text:style-name="T76">, </text:span></text:span><text:span text:style-name="Strong_20_Emphasis"><text:span text:style-name="T109">t</text:span></text:span><text:span text:style-name="Strong_20_Emphasis"><text:span text:style-name="T91">yp </text:span></text:span><text:span text:style-name="Strong_20_Emphasis"><text:span text:style-name="T174">men</text:span></text:span><text:span text:style-name="Strong_20_Emphasis"><text:span text:style-name="T178">u</text:span></text:span><text:span text:style-name="Strong_20_Emphasis"><text:span text:style-name="T87"> </text:span></text:span><text:span text:style-name="Strong_20_Emphasis"><text:span text:style-name="T96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</text:span></text:span><text:span text:style-name="Strong_20_Emphasis"><text:span text:style-name="T318"> </text:span></text:span><text:span text:style-name="Strong_20_Emphasis"><text:span text:style-name="T296">Installatiem</text:span></text:span><text:span text:style-name="Strong_20_Emphasis"><text:span text:style-name="T295">enu</text:span></text:span><text:span text:style-name="Strong_20_Emphasis"><text:span text:style-name="T100">.</text:span></text:span></text:p>
          </table:table-cell>
        </table:table-row>
        <table:table-row table:style-name="TableLine94736504760704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3" draw:name="Vorm7" draw:style-name="gr1" draw:text-style-name="P10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85">K</text:span></text:span><text:span text:style-name="Strong_20_Emphasis"><text:span text:style-name="T79">ie</text:span></text:span><text:span text:style-name="Strong_20_Emphasis"><text:span text:style-name="T78">s</text:span></text:span><text:span text:style-name="Strong_20_Emphasis"><text:span text:style-name="T74"> </text:span></text:span><text:span text:style-name="Strong_20_Emphasis"><text:span text:style-name="T293">1</text:span></text:span><text:span text:style-name="Strong_20_Emphasis"><text:span text:style-name="T299"> - </text:span></text:span><text:span text:style-name="Strong_20_Emphasis"><text:span text:style-name="T300">In</text:span></text:span><text:span text:style-name="Strong_20_Emphasis"><text:span text:style-name="T306">stallatie voorbereiden</text:span></text:span><text:span text:style-name="Strong_20_Emphasis"><text:span text:style-name="T84"> </text:span></text:span><text:span text:style-name="Strong_20_Emphasis"><text:span text:style-name="T101">en klik op </text:span></text:span><text:span text:style-name="Strong_20_Emphasis"><text:span text:style-name="T182">Verder</text:span></text:span><text:span text:style-name="Strong_20_Emphasis"><text:span text:style-name="T101">.</text:span></text:span></text:p>
          </table:table-cell>
        </table:table-row>
        <table:table-row table:style-name="TableLine94736504760960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" draw:name="Vorm8" draw:style-name="gr1" draw:text-style-name="P105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74">Volg de aanwijzingen op het scherm.</text:span></text:span></text:p>
          </table:table-cell>
        </table:table-row>
        <table:table-row table:style-name="TableLine94736504761216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36"/>
          </table:table-cell>
        </table:table-row>
        <table:table-row table:style-name="TableLine94736504761472">
          <table:table-cell table:style-name="_31_._5f_Installatie_5f_voorbereiden.A1" office:value-type="string">
            <text:p text:style-name="P87"><text:span text:style-name="Strong_20_Emphasis"><text:span text:style-name="T102"><text:s/></text:span></text:span><text:span text:style-name="Strong_20_Emphasis"><text:span text:style-name="T144"><draw:control text:anchor-type="as-char" draw:z-index="54" draw:name="Vorm8_0" draw:style-name="gr1" draw:text-style-name="P105" svg:width="0.35cm" svg:height="0.35cm" draw:control="control55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22">Na aanmelden als </text:span></text:span><text:span text:style-name="Strong_20_Emphasis"><text:span text:style-name="T123">eventuele</text:span></text:span><text:span text:style-name="Strong_20_Emphasis"><text:span text:style-name="T122"> </text:span></text:span><text:span text:style-name="Definition"><text:span text:style-name="T15">2</text:span></text:span><text:span text:style-name="Definition"><text:span text:style-name="T495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2">, zoek en start</text:span></text:span><text:span text:style-name="Strong_20_Emphasis"><text:span text:style-name="T261"> </text:span></text:span><text:span text:style-name="Strong_20_Emphasis"><text:span text:style-name="T187">Ins</text:span></text:span><text:span text:style-name="Strong_20_Emphasis"><text:span text:style-name="T188">tallatiemenu</text:span></text:span><text:span text:style-name="Strong_20_Emphasis"><text:span text:style-name="T145"> </text:span></text:span><text:span text:style-name="Strong_20_Emphasis"><text:span text:style-name="T122">en </text:span></text:span><text:span text:style-name="User_20_Entry"><text:span text:style-name="T205">kies <text:line-break/></text:span></text:span><text:span text:style-name="User_20_Entry"><text:span text:style-name="T207">5</text:span></text:span><text:span text:style-name="User_20_Entry"><text:span text:style-name="T208"> -</text:span></text:span><text:span text:style-name="User_20_Entry"><text:span text:style-name="T209"> </text:span></text:span><text:span text:style-name="User_20_Entry"><text:span text:style-name="T207">Opdrachtenmenu</text:span></text:span><text:span text:style-name="User_20_Entry"><text:span text:style-name="T206"> en daarna </text:span></text:span><text:span text:style-name="User_20_Entry"><text:span text:style-name="T211">11</text:span></text:span><text:span text:style-name="User_20_Entry"><text:span text:style-name="T207"> - Instellijst</text:span></text:span><text:span text:style-name="User_20_Entry"><text:span text:style-name="T210"> </text:span></text:span><text:span text:style-name="User_20_Entry"><text:span text:style-name="T202">maken</text:span></text:span><text:span text:style-name="User_20_Entry"><text:span text:style-name="T205">.</text:span></text:span></text:p>
          </table:table-cell>
        </table:table-row>
      </table:table>
      <text:p text:style-name="P29"/>
      <text:list xml:id="list112443295488352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36504608768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5" draw:name="Vorm9" draw:style-name="gr1" draw:text-style-name="P105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84"><text:span text:style-name="T377">Start de computer op vanaf </text:span><text:span text:style-name="T378">een </text:span><text:span text:style-name="T378"><text:reference-ref text:reference-format="text" text:ref-name="Distributie">Debian</text:reference-ref></text:span><text:span text:style-name="T378"><text:s/></text:span><text:span text:style-name="T380">(</text:span><text:span text:style-name="T379">Live</text:span><text:span text:style-name="T224"><text:note text:id="ftn3" text:note-class="footnote"><text:note-citation>1</text:note-citation><text:note-body><text:p text:style-name="P88"><text:span text:style-name="T452">Vanaf ee</text:span>n Live <text:span text:style-name="T463">USB-stick of </text:span><text:span text:style-name="T393">CD</text:span><text:span text:style-name="T6"> </text:span>kunt <text:span text:style-name="T452">u opstarten en</text:span> met <text:reference-ref text:reference-format="text" text:ref-name="Distributie">Debian</text:reference-ref><text:s/>werken zonder deze te installeren.</text:p></text:note-body></text:note></text:span><text:span text:style-name="T226">)</text:span><text:span text:style-name="T379"> </text:span><text:span text:style-name="T379"><text:reference-ref text:reference-format="text" text:ref-name="Versie">10</text:reference-ref></text:span><text:span text:style-name="T219"><text:s/></text:span><text:span text:style-name="T223">GNOME</text:span><text:span text:style-name="T219"> </text:span><text:span text:style-name="T222">USB-stick</text:span><text:span text:style-name="T222"><text:note text:id="ftn4" text:note-class="footnote"><text:note-citation>2</text:note-citation><text:note-body><text:p text:style-name="P95">Downloa<text:span text:style-name="T483">d</text:span><text:span text:style-name="T479"> </text:span><text:span text:style-name="T395">e</text:span><text:span text:style-name="T486">e</text:span><text:span text:style-name="T488">n</text:span><text:span text:style-name="T486"> </text:span><text:span text:style-name="T483">Netwerk installer </text:span><text:span text:style-name="T479">CD</text:span><text:span text:style-name="T483"> vanaf</text:span><text:span text:style-name="Strong_20_Emphasis"><text:span text:style-name="T231"> </text:span></text:span><text:a xlink:type="simple" xlink:href="https://debian.org/" text:style-name="Internet_20_link" text:visited-style-name="Visited_20_Internet_20_Link"><text:span text:style-name="Internet_20_link"><text:span text:style-name="T410">debian.org</text:span></text:span></text:a><text:span text:style-name="Strong_20_Emphasis"><text:span text:style-name="T232"> </text:span></text:span><text:span text:style-name="Strong_20_Emphasis"><text:span text:style-name="T234">(klik op de knop </text:span></text:span><text:span text:style-name="Strong_20_Emphasis"><text:span text:style-name="T262">Download</text:span></text:span><text:span text:style-name="Strong_20_Emphasis"><text:span text:style-name="T234">) </text:span></text:span><text:span text:style-name="Strong_20_Emphasis"><text:span text:style-name="T233">of <text:line-break/></text:span></text:span><text:span text:style-name="Strong_20_Emphasis"><text:span text:style-name="T248">download </text:span></text:span><text:span text:style-name="Strong_20_Emphasis"><text:span text:style-name="T258">e</text:span></text:span><text:span text:style-name="Strong_20_Emphasis"><text:span text:style-name="T249">e</text:span></text:span><text:span text:style-name="Strong_20_Emphasis"><text:span text:style-name="T253">n</text:span></text:span><text:span text:style-name="Strong_20_Emphasis"><text:span text:style-name="T249"> </text:span></text:span><text:span text:style-name="T478">Live CD </text:span><text:span text:style-name="T483">vanaf</text:span><text:span text:style-name="Strong_20_Emphasis"><text:span text:style-name="T228"> </text:span></text:span><text:a xlink:type="simple" xlink:href="https://debian.org/CD/live/" text:style-name="Internet_20_link" text:visited-style-name="Visited_20_Internet_20_Link"><text:span text:style-name="Internet_20_link"><text:span text:style-name="T411">debian.org/CD/live</text:span></text:span></text:a><text:span text:style-name="Strong_20_Emphasis"><text:span text:style-name="T232"> </text:span></text:span><text:span text:style-name="Strong_20_Emphasis"><text:span text:style-name="T241">(</text:span></text:span><text:span text:style-name="Strong_20_Emphasis"><text:span text:style-name="T251">kies </text:span></text:span><text:span text:style-name="Strong_20_Emphasis"><text:span text:style-name="T241">debian-</text:span></text:span><text:span text:style-name="Strong_20_Emphasis"><text:span text:style-name="T247">live-</text:span></text:span><text:span text:style-name="Strong_20_Emphasis"><text:span text:style-name="T241">...-gnome.iso), </text:span></text:span><text:span text:style-name="Strong_20_Emphasis"><text:span text:style-name="T249">of</text:span></text:span></text:p><text:p text:style-name="P96"><text:span text:style-name="Strong_20_Emphasis"><text:span text:style-name="T227"><text:tab/>dow</text:span></text:span><text:span text:style-name="Strong_20_Emphasis"><text:span text:style-name="T249">nload </text:span></text:span><text:span text:style-name="Strong_20_Emphasis"><text:span text:style-name="T258">e</text:span></text:span><text:span text:style-name="Strong_20_Emphasis"><text:span text:style-name="T252">e</text:span></text:span><text:span text:style-name="Strong_20_Emphasis"><text:span text:style-name="T253">n</text:span></text:span><text:span text:style-name="Strong_20_Emphasis"><text:span text:style-name="T266"> </text:span></text:span><text:span text:style-name="Strong_20_Emphasis"><text:span text:style-name="T249">Live CD </text:span></text:span><text:span text:style-name="Strong_20_Emphasis"><text:span text:style-name="T257">met</text:span></text:span><text:span text:style-name="Strong_20_Emphasis"><text:span text:style-name="T249"> firmwarebestanden</text:span></text:span><text:span text:style-name="Strong_20_Emphasis"><text:span text:style-name="T331"><text:note-ref text:note-class="footnote" text:reference-format="text" text:ref-name="ftn6">4</text:note-ref></text:span></text:span><text:span text:style-name="Strong_20_Emphasis"><text:span text:style-name="T333"> </text:span></text:span><text:span text:style-name="Strong_20_Emphasis"><text:span text:style-name="T249">(</text:span></text:span><text:span text:style-name="Strong_20_Emphasis"><text:span text:style-name="T254">kies </text:span></text:span><text:span text:style-name="Strong_20_Emphasis"><text:span text:style-name="T249">debian-</text:span></text:span><text:span text:style-name="Strong_20_Emphasis"><text:span text:style-name="T254">live-</text:span></text:span><text:span text:style-name="Strong_20_Emphasis"><text:span text:style-name="T241">...-gnome</text:span></text:span><text:span text:style-name="Strong_20_Emphasis"><text:span text:style-name="T249">+non-fre</text:span></text:span><text:span text:style-name="Strong_20_Emphasis"><text:span text:style-name="T250">e</text:span></text:span><text:span text:style-name="Strong_20_Emphasis"><text:span text:style-name="T249">.iso), </text:span></text:span><text:span text:style-name="Strong_20_Emphasis"><text:span text:style-name="T227">e</text:span></text:span><text:span text:style-name="Strong_20_Emphasis"><text:span text:style-name="T230">n</text:span></text:span></text:p><text:p text:style-name="P96"><text:span text:style-name="Strong_20_Emphasis"><text:span text:style-name="T230"><text:tab/></text:span></text:span>plaats een USB-stick <text:span text:style-name="T489">van </text:span>min<text:span text:style-name="T490">imaal</text:span> 4 GB.</text:p><text:p text:style-name="P92"><text:tab/><text:span text:style-name="Strong_20_Emphasis"><text:span text:style-name="T256">G</text:span></text:span><text:span text:style-name="Strong_20_Emphasis"><text:span text:style-name="T236">ebruik </text:span></text:span><text:span text:style-name="Strong_20_Emphasis"><text:span text:style-name="T237">het programma balenaEtche</text:span></text:span><text:span text:style-name="Strong_20_Emphasis"><text:span text:style-name="T238">r</text:span></text:span><text:span text:style-name="Strong_20_Emphasis"><text:span text:style-name="T237"> </text:span></text:span><text:span text:style-name="Strong_20_Emphasis"><text:span text:style-name="T239">(</text:span></text:span><text:a xlink:type="simple" xlink:href="https://www.balena.io/etcher/" text:style-name="Internet_20_link" text:visited-style-name="Visited_20_Internet_20_Link"><text:span text:style-name="Strong_20_Emphasis"><text:span text:style-name="T482">etcher.io</text:span></text:span></text:a><text:span text:style-name="Strong_20_Emphasis"><text:span text:style-name="T239">) </text:span></text:span><text:span text:style-name="Strong_20_Emphasis"><text:span text:style-name="T246">om de CD naar de USB-stick te schrijven</text:span></text:span><text:span text:style-name="Strong_20_Emphasis"><text:span text:style-name="T239">; </text:span></text:span><text:span text:style-name="Strong_20_Emphasis"><text:span text:style-name="T237">balenaEtche</text:span></text:span><text:span text:style-name="Strong_20_Emphasis"><text:span text:style-name="T238">r</text:span></text:span><text:span text:style-name="Strong_20_Emphasis"><text:span text:style-name="T242"> is</text:span></text:span><text:span text:style-name="Strong_20_Emphasis"><text:span text:style-name="T239"> </text:span></text:span><text:span text:style-name="Strong_20_Emphasis"><text:span text:style-name="T235">beschikbaar voor </text:span></text:span><text:span text:style-name="Strong_20_Emphasis"><text:span text:style-name="T243">Windows, </text:span></text:span><text:span text:style-name="Strong_20_Emphasis"><text:span text:style-name="T244">OS X</text:span></text:span><text:span text:style-name="Strong_20_Emphasis"><text:span text:style-name="T237">, </text:span></text:span><text:span text:style-name="Strong_20_Emphasis"><text:span text:style-name="T239">en </text:span></text:span><text:span text:style-name="Strong_20_Emphasis"><text:span text:style-name="T245">GNU/</text:span></text:span><text:span text:style-name="Strong_20_Emphasis"><text:span text:style-name="T237">Linux</text:span></text:span><text:span text:style-name="Strong_20_Emphasis"><text:span text:style-name="T240">.</text:span></text:span></text:p></text:note-body></text:note></text:span><text:span text:style-name="T222"> </text:span><text:span text:style-name="T225">of</text:span><text:span text:style-name="T222"> </text:span><text:span text:style-name="T216">C</text:span><text:span text:style-name="T222">D</text:span><text:span text:style-name="T222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19">.</text:span></text:p>
            <text:p text:style-name="P39"><text:span text:style-name="T220">Opstartmenu/</text:span><text:span text:style-name="T221">boot menu</text:span><text:span text:style-name="T220"> </text:span><text:span text:style-name="T219">via </text:span><text:span text:style-name="Definition"><text:span text:style-name="T451">opstartmenu</text:span></text:span><text:span text:style-name="T219">, </text:span><text:span text:style-name="T220">instellingen/</text:span><text:span text:style-name="T221">setup</text:span><text:span text:style-name="T219"> via </text:span><text:span text:style-name="Definition"><text:span text:style-name="T451">instellingen</text:span></text:span><text:span text:style-name="T219">.</text:span></text:p>
          </table:table-cell>
        </table:table-row>
        <table:table-row table:style-name="TableLine94736504603568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6" draw:name="Vorm10" draw:style-name="gr1" draw:text-style-name="P105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30">K</text:span></text:span><text:span text:style-name="Strong_20_Emphasis"><text:span text:style-name="T129">ies </text:span></text:span><text:span text:style-name="Strong_20_Emphasis"><text:span text:style-name="T196">Graphical </text:span></text:span><text:span text:style-name="Strong_20_Emphasis"><text:span text:style-name="T197">Debian Installer</text:span></text:span><text:span text:style-name="Strong_20_Emphasis"><text:span text:style-name="T129"> </text:span></text:span><text:span text:style-name="Strong_20_Emphasis"><text:span text:style-name="T128">en druk op de </text:span></text:span><text:span text:style-name="Strong_20_Emphasis"><text:span text:style-name="T255">Enter</text:span></text:span><text:span text:style-name="Strong_20_Emphasis"><text:span text:style-name="T128">-toets.</text:span></text:span></text:p>
          </table:table-cell>
        </table:table-row>
        <table:table-row table:style-name="TableLine9473650464548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7" draw:name="Vorm11" draw:style-name="gr1" draw:text-style-name="P10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2">Op het </text:span></text:span><text:span text:style-name="Strong_20_Emphasis"><text:span text:style-name="T36">scherm </text:span></text:span><text:span text:style-name="Strong_20_Emphasis"><text:span text:style-name="T319">S</text:span></text:span><text:span text:style-name="Strong_20_Emphasis"><text:span text:style-name="T269">elect a language</text:span></text:span><text:span text:style-name="Strong_20_Emphasis"><text:span text:style-name="T37"> </text:span></text:span><text:span text:style-name="Strong_20_Emphasis"><text:span text:style-name="T32">kies </text:span></text:span><text:span text:style-name="Strong_20_Emphasis"><text:span text:style-name="T169">Dutch</text:span></text:span><text:span text:style-name="Strong_20_Emphasis"><text:span text:style-name="T32"> en klik op</text:span></text:span><text:span text:style-name="Strong_20_Emphasis"><text:span text:style-name="T28"> </text:span></text:span><text:span text:style-name="Strong_20_Emphasis"><text:span text:style-name="T169">Continue</text:span></text:span><text:span text:style-name="Strong_20_Emphasis"><text:span text:style-name="T5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736505006720">
          <table:table-cell table:style-name="_32_._5f_Installatie_5f_uitvoeren.A1" office:value-type="string">
            <text:p text:style-name="P50"><text:span text:style-name="Strong_20_Emphasis"><text:span text:style-name="T102"><text:s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41">V</text:span></text:span><text:span text:style-name="Strong_20_Emphasis"><text:span text:style-name="T140">olg de aanwijzingen </text:span></text:span><text:span text:style-name="Strong_20_Emphasis"><text:span text:style-name="T141">op ieder scherm </text:span></text:span><text:span text:style-name="Strong_20_Emphasis"><text:span text:style-name="T140">en klik op</text:span></text:span><text:span text:style-name="Strong_20_Emphasis"><text:span text:style-name="T166"> </text:span></text:span><text:span text:style-name="Strong_20_Emphasis"><text:span text:style-name="T311">Volgende.</text:span></text:span></text:p>
          </table:table-cell>
        </table:table-row>
        <table:table-row table:style-name="TableLine94736505057600">
          <table:table-cell table:style-name="_32_._5f_Installatie_5f_uitvoeren.A1" office:value-type="string">
            <text:p text:style-name="P74"><text:span text:style-name="Strong_20_Emphasis"><text:span text:style-name="T102"><text:s/></text:span></text:span><text:span text:style-name="Strong_20_Emphasis"><text:span text:style-name="T144"><draw:control text:anchor-type="as-char" draw:z-index="49" draw:name="Vorm13_1" draw:style-name="gr1" draw:text-style-name="P105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157">O</text:span></text:span><text:span text:style-name="Strong_20_Emphasis"><text:span text:style-name="T158">p </text:span></text:span><text:span text:style-name="Strong_20_Emphasis"><text:span text:style-name="T159">het </text:span></text:span><text:span text:style-name="Strong_20_Emphasis"><text:span text:style-name="T160">scherm </text:span></text:span><text:span text:style-name="Strong_20_Emphasis"><text:span text:style-name="T321">H</text:span></text:span><text:span text:style-name="Strong_20_Emphasis"><text:span text:style-name="T276">et t</text:span></text:span><text:span text:style-name="Strong_20_Emphasis"><text:span text:style-name="T275">oetsenbord </text:span></text:span><text:span text:style-name="Strong_20_Emphasis"><text:span text:style-name="T276">configureren</text:span></text:span><text:span text:style-name="Strong_20_Emphasis"><text:span text:style-name="T160"> </text:span></text:span><text:span text:style-name="Strong_20_Emphasis"><text:span text:style-name="T161">controleer </text:span></text:span><text:span text:style-name="Strong_20_Emphasis"><text:span text:style-name="T162">de </text:span></text:span><text:span text:style-name="Strong_20_Emphasis"><text:span text:style-name="T164">te gebruiken </text:span></text:span><text:span text:style-name="Strong_20_Emphasis"><text:span text:style-name="T161">toetsenbordindeling </text:span></text:span><text:span text:style-name="Strong_20_Emphasis"><text:span text:style-name="T163">en </text:span></text:span><text:span text:style-name="Strong_20_Emphasis"><text:span text:style-name="T157">klik </text:span></text:span><text:span text:style-name="Strong_20_Emphasis"><text:span text:style-name="T160">op</text:span></text:span><text:span text:style-name="Strong_20_Emphasis"><text:span text:style-name="T203"> </text:span></text:span><text:span text:style-name="Strong_20_Emphasis"><text:span text:style-name="T167">V</text:span></text:span><text:span text:style-name="Strong_20_Emphasis"><text:span text:style-name="T170">olgende</text:span></text:span><text:span text:style-name="Strong_20_Emphasis"><text:span text:style-name="T72">.</text:span></text:span></text:p>
          </table:table-cell>
        </table:table-row>
        <table:table-row table:style-name="TableLine94736505057856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7" draw:name="Vorm13_0" draw:style-name="gr1" draw:text-style-name="P105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71">Als</text:span></text:span><text:span text:style-name="Strong_20_Emphasis"><text:span text:style-name="T68"> </text:span></text:span><text:span text:style-name="Strong_20_Emphasis"><text:span text:style-name="T71">het </text:span></text:span><text:span text:style-name="Strong_20_Emphasis"><text:span text:style-name="T31">scherm </text:span></text:span><text:span text:style-name="Strong_20_Emphasis"><text:span text:style-name="T274">Automatische herkenning van netwerkhardware uitvoeren</text:span></text:span><text:span text:style-name="Strong_20_Emphasis"><text:span text:style-name="T31"> </text:span></text:span><text:span text:style-name="Strong_20_Emphasis"><text:span text:style-name="T138">versch</text:span></text:span><text:span text:style-name="Strong_20_Emphasis"><text:span text:style-name="T135">ij</text:span></text:span><text:span text:style-name="Strong_20_Emphasis"><text:span text:style-name="T138">nt, </text:span></text:span><text:span text:style-name="Strong_20_Emphasis"><text:span text:style-name="T139">s</text:span></text:span><text:span text:style-name="Strong_20_Emphasis"><text:span text:style-name="T138">electeer </text:span></text:span><text:span text:style-name="Strong_20_Emphasis"><text:span text:style-name="T199">Ja</text:span></text:span><text:span text:style-name="Strong_20_Emphasis"><text:span text:style-name="T138"> als de </text:span></text:span><text:span text:style-name="Strong_20_Emphasis"><text:span text:style-name="T139">firmware</text:span></text:span><text:span text:style-name="Strong_20_Emphasis"><text:span text:style-name="T138">bestanden</text:span></text:span><text:span text:style-name="Strong_20_Emphasis"><text:span text:style-name="T138"><text:note text:id="ftn6" text:note-class="footnote"><text:note-citation>4</text:note-citation><text:note-body><text:p text:style-name="P94"><text:span text:style-name="T394">R</text:span><text:span text:style-name="T484">aadpleeg </text:span><text:a xlink:type="simple" xlink:href="https://wiki.debian.org/Firmware" text:style-name="Internet_20_link" text:visited-style-name="Visited_20_Internet_20_Link"><text:span text:style-name="T466">wiki.debian.org/Firmware</text:span></text:a> <text:span text:style-name="T485">voor firmwarebestanden </text:span><text:span text:style-name="T491">voor, </text:span><text:span text:style-name="T485">tijdens, of na de installatie.</text:span></text:p></text:note-body></text:note></text:span></text:span><text:span text:style-name="Strong_20_Emphasis"><text:span text:style-name="T138"> op een extra USB-stick staan,</text:span></text:span><text:span text:style-name="Definition"><text:span text:style-name="T18"> </text:span></text:span><text:span text:style-name="Strong_20_Emphasis"><text:span text:style-name="T33">en </text:span></text:span><text:span text:style-name="Strong_20_Emphasis"><text:span text:style-name="T138">selecteer </text:span></text:span><text:span text:style-name="Strong_20_Emphasis"><text:span text:style-name="T199">Nee</text:span></text:span><text:span text:style-name="Strong_20_Emphasis"><text:span text:style-name="T138"> om dit later op te lossen</text:span></text:span><text:span text:style-name="Strong_20_Emphasis"><text:span text:style-name="T331"><text:note-ref text:note-class="footnote" text:reference-format="text" text:ref-name="ftn6">4</text:note-ref></text:span></text:span><text:span text:style-name="Definition"><text:span text:style-name="T18">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7">V</text:span></text:span><text:span text:style-name="Strong_20_Emphasis"><text:span text:style-name="T170">olgende</text:span></text:span><text:span text:style-name="Strong_20_Emphasis"><text:span text:style-name="T34">.</text:span></text:span></text:p>
          </table:table-cell>
        </table:table-row>
        <table:table-row table:style-name="TableLine94736505058112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8" draw:name="Vorm13" draw:style-name="gr1" draw:text-style-name="P105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131">Op</text:span></text:span><text:span text:style-name="Strong_20_Emphasis"><text:span text:style-name="T40"> </text:span></text:span><text:span text:style-name="Strong_20_Emphasis"><text:span text:style-name="T31">het scherm </text:span></text:span><text:span text:style-name="Strong_20_Emphasis"><text:span text:style-name="T320">H</text:span></text:span><text:span text:style-name="Strong_20_Emphasis"><text:span text:style-name="T270">et netwerk configureren</text:span></text:span><text:span text:style-name="Strong_20_Emphasis"><text:span text:style-name="T31"> </text:span></text:span><text:span text:style-name="Strong_20_Emphasis"><text:span text:style-name="T135">bij</text:span></text:span><text:span text:style-name="Strong_20_Emphasis"><text:span text:style-name="T31"> </text:span></text:span><text:span text:style-name="Strong_20_Emphasis"><text:span text:style-name="T217">Wat is de computernaam van dit systeem?</text:span></text:span><text:span text:style-name="Strong_20_Emphasis"><text:span text:style-name="T57"> </text:span></text:span><text:span text:style-name="Strong_20_Emphasis"><text:span text:style-name="T40">v</text:span></text:span><text:span text:style-name="Strong_20_Emphasis"><text:span text:style-name="T58">ul </text:span></text:span><text:span text:style-name="Strong_20_Emphasis"><text:span text:style-name="T59">in </text:span></text:span><text:span text:style-name="Strong_20_Emphasis"><text:span text:style-name="T191">Computernaam</text:span></text:span><text:span text:style-name="Strong_20_Emphasis"><text:span text:style-name="T58"> </text:span></text:span><text:span text:style-name="Definition"><text:span text:style-name="T11">computernaam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7">V</text:span></text:span><text:span text:style-name="Strong_20_Emphasis"><text:span text:style-name="T170">olgende</text:span></text:span><text:span text:style-name="Strong_20_Emphasis"><text:span text:style-name="T34">.</text:span></text:span></text:p>
          </table:table-cell>
        </table:table-row>
        <table:table-row table:style-name="TableLine94736505058368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9" draw:name="Vorm14" draw:style-name="gr1" draw:text-style-name="P10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34">O</text:span></text:span><text:span text:style-name="Strong_20_Emphasis"><text:span text:style-name="T29">p het</text:span></text:span><text:span text:style-name="Strong_20_Emphasis"><text:span text:style-name="T68"> </text:span></text:span><text:span text:style-name="Strong_20_Emphasis"><text:span text:style-name="T29">scherm </text:span></text:span><text:span text:style-name="Strong_20_Emphasis"><text:span text:style-name="T271">Gebruikers en wachtwoorden instellen</text:span></text:span><text:span text:style-name="Strong_20_Emphasis"><text:span text:style-name="T285"> </text:span></text:span><text:span text:style-name="Strong_20_Emphasis"><text:span text:style-name="T286">bij</text:span></text:span><text:span text:style-name="Strong_20_Emphasis"><text:span text:style-name="T285"> </text:span></text:span><text:span text:style-name="Strong_20_Emphasis"><text:span text:style-name="T312">Wat is de volledige naam van de nieuwe gebruiker</text:span></text:span><text:span text:style-name="Strong_20_Emphasis"><text:span text:style-name="T272"> </text:span></text:span><text:span text:style-name="Strong_20_Emphasis"><text:span text:style-name="T60">vul in </text:span></text:span><text:span text:style-name="Definition"><text:span text:style-name="T11">gebruiker</text:span></text:span><text:span text:style-name="Strong_20_Emphasis"><text:span text:style-name="T165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1">V</text:span></text:span><text:span text:style-name="Strong_20_Emphasis"><text:span text:style-name="T170">olgende</text:span></text:span><text:span text:style-name="Strong_20_Emphasis"><text:span text:style-name="T34">.</text:span></text:span></text:p>
          </table:table-cell>
        </table:table-row>
        <table:table-row table:style-name="TableLine94736505058624">
          <table:table-cell table:style-name="_32_._5f_Installatie_5f_uitvoeren.A1" office:value-type="string">
            <text:p text:style-name="P63"><text:span text:style-name="Strong_20_Emphasis"><text:span text:style-name="T102"><text:s/></text:span></text:span><text:span text:style-name="Strong_20_Emphasis"><text:span text:style-name="T144"><draw:control text:anchor-type="as-char" draw:z-index="41" draw:name="Vorm15" draw:style-name="gr1" draw:text-style-name="P105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71">Gebruikers en wachtwoorden instellen</text:span></text:span><text:span text:style-name="Strong_20_Emphasis"><text:span text:style-name="T285"> </text:span></text:span><text:span text:style-name="Strong_20_Emphasis"><text:span text:style-name="T286">bij</text:span></text:span><text:span text:style-name="Strong_20_Emphasis"><text:span text:style-name="T285"> </text:span></text:span><text:span text:style-name="Strong_20_Emphasis"><text:span text:style-name="T312">Wat is </text:span></text:span><text:span text:style-name="Strong_20_Emphasis"><text:span text:style-name="T313">het wachtwoord voor de nieuwe gebruiker</text:span></text:span><text:span text:style-name="Strong_20_Emphasis"><text:span text:style-name="T272"> </text:span></text:span><text:span text:style-name="Strong_20_Emphasis"><text:span text:style-name="T60">vul </text:span></text:span><text:span text:style-name="Strong_20_Emphasis"><text:span text:style-name="T70">tweemaal het wachtwoord </text:span></text:span><text:span text:style-name="Strong_20_Emphasis"><text:span text:style-name="T60">in</text:span></text:span><text:span text:style-name="Strong_20_Emphasis"><text:span text:style-name="T165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1">V</text:span></text:span><text:span text:style-name="Strong_20_Emphasis"><text:span text:style-name="T170">olgende</text:span></text:span><text:span text:style-name="Strong_20_Emphasis"><text:span text:style-name="T34">.</text:span></text:span></text:p>
          </table:table-cell>
        </table:table-row>
        <table:table-row table:style-name="TableLine94736505058880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10" draw:name="Vorm16" draw:style-name="gr1" draw:text-style-name="P105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4">O</text:span></text:span><text:span text:style-name="Strong_20_Emphasis"><text:span text:style-name="T30">p het scherm </text:span></text:span><text:span text:style-name="Strong_20_Emphasis"><text:span text:style-name="T273">Schijven indelen</text:span></text:span><text:span text:style-name="Strong_20_Emphasis"><text:span text:style-name="T287"> </text:span></text:span><text:span text:style-name="Strong_20_Emphasis"><text:span text:style-name="T326">bij</text:span></text:span><text:span text:style-name="Strong_20_Emphasis"><text:span text:style-name="T287"> </text:span></text:span><text:span text:style-name="Strong_20_Emphasis"><text:span text:style-name="T314">Schijfindelingsmethode</text:span></text:span><text:span text:style-name="Strong_20_Emphasis"><text:span text:style-name="T268"> </text:span></text:span><text:span text:style-name="Strong_20_Emphasis"><text:span text:style-name="T62">wordt </text:span></text:span><text:span text:style-name="Strong_20_Emphasis"><text:span text:style-name="T204">aanbevolen</text:span></text:span><text:span text:style-name="Strong_20_Emphasis"><text:span text:style-name="T62"> </text:span></text:span><text:span text:style-name="Strong_20_Emphasis"><text:span text:style-name="T35">o</text:span></text:span><text:span text:style-name="Strong_20_Emphasis"><text:span text:style-name="T62">m </text:span></text:span><text:span text:style-name="Strong_20_Emphasis"><text:span text:style-name="T192">Begeleid - benut gehele schijf en gebruik LVM met encryptie</text:span></text:span><text:span text:style-name="Strong_20_Emphasis"><text:span text:style-name="T62"> te selecteren en klik op </text:span></text:span><text:span text:style-name="Strong_20_Emphasis"><text:span text:style-name="T192">Volgende</text:span></text:span><text:span text:style-name="Strong_20_Emphasis"><text:span text:style-name="T62">.</text:span></text:span></text:p>
          </table:table-cell>
        </table:table-row>
        <table:table-row table:style-name="TableLine94736505059136">
          <table:table-cell table:style-name="_32_._5f_Installatie_5f_uitvoeren.A1" office:value-type="string">
            <text:p text:style-name="P72"><text:span text:style-name="Strong_20_Emphasis"><text:span text:style-name="T102"><text:s/></text:span></text:span><text:span text:style-name="Strong_20_Emphasis"><text:span text:style-name="T144"><draw:control text:anchor-type="as-char" draw:z-index="48" draw:name="Vorm18_0" draw:style-name="gr1" draw:text-style-name="P105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3">Schijven indelen</text:span></text:span><text:span text:style-name="Strong_20_Emphasis"><text:span text:style-name="T287"> </text:span></text:span><text:span text:style-name="Strong_20_Emphasis"><text:span text:style-name="T288">en </text:span></text:span><text:span text:style-name="Strong_20_Emphasis"><text:span text:style-name="T316">Data … wordt gewist</text:span></text:span><text:span text:style-name="Strong_20_Emphasis"><text:span text:style-name="T288"> klik </text:span></text:span><text:span text:style-name="Strong_20_Emphasis"><text:span text:style-name="T289">evt. </text:span></text:span><text:span text:style-name="Strong_20_Emphasis"><text:span text:style-name="T288">op </text:span></text:span><text:span text:style-name="Strong_20_Emphasis"><text:span text:style-name="T200">Annuleren</text:span></text:span><text:span text:style-name="Strong_20_Emphasis"><text:span text:style-name="T23">.</text:span></text:span></text:p>
          </table:table-cell>
        </table:table-row>
        <table:table-row table:style-name="TableLine94736505059392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6" draw:name="Vorm17_0" draw:style-name="gr1" draw:text-style-name="P105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1">Geef </text:span></text:span><text:span text:style-name="Strong_20_Emphasis"><text:span text:style-name="T42">indien gevraagd </text:span></text:span><text:span text:style-name="Strong_20_Emphasis"><text:span text:style-name="T142">h</text:span></text:span><text:span text:style-name="Strong_20_Emphasis"><text:span text:style-name="T41">e</text:span></text:span><text:span text:style-name="Strong_20_Emphasis"><text:span text:style-name="T73">t</text:span></text:span><text:span text:style-name="Strong_20_Emphasis"><text:span text:style-name="T41"> </text:span></text:span><text:span text:style-name="Strong_20_Emphasis"><text:span text:style-name="T193">Wacht</text:span></text:span><text:span text:style-name="Strong_20_Emphasis"><text:span text:style-name="T201">woord </text:span></text:span><text:span text:style-name="Strong_20_Emphasis"><text:span text:style-name="T193">voor de versleuteling</text:span></text:span><text:span text:style-name="Strong_20_Emphasis"><text:span text:style-name="T63"> op en </text:span></text:span><text:span text:style-name="Strong_20_Emphasis"><text:span text:style-name="T132">klik op </text:span></text:span><text:span text:style-name="Strong_20_Emphasis"><text:span text:style-name="T198">Volgende</text:span></text:span><text:span text:style-name="Strong_20_Emphasis"><text:span text:style-name="T132">.</text:span></text:span></text:p>
          </table:table-cell>
        </table:table-row>
        <table:table-row table:style-name="TableLine94736505059648">
          <table:table-cell table:style-name="_32_._5f_Installatie_5f_uitvoeren.A1" office:value-type="string">
            <text:p text:style-name="P77"><text:span text:style-name="Strong_20_Emphasis"><text:span text:style-name="T102"><text:s/></text:span></text:span><text:span text:style-name="Strong_20_Emphasis"><text:span text:style-name="T144"><draw:control text:anchor-type="as-char" draw:z-index="51" draw:name="Vorm18_1" draw:style-name="gr1" draw:text-style-name="P105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3">Schijven indelen</text:span></text:span><text:span text:style-name="Strong_20_Emphasis"><text:span text:style-name="T287"> </text:span></text:span><text:span text:style-name="Strong_20_Emphasis"><text:span text:style-name="T327">met</text:span></text:span><text:span text:style-name="Strong_20_Emphasis"><text:span text:style-name="T30"> </text:span></text:span><text:span text:style-name="Strong_20_Emphasis"><text:span text:style-name="T315">Wilt u deze aanpassingen wegschrijven naar de schijven?</text:span></text:span><text:span text:style-name="Strong_20_Emphasis"><text:span text:style-name="T268"> </text:span></text:span><text:span text:style-name="Strong_20_Emphasis"><text:span text:style-name="T35">controleer de </text:span></text:span><text:span text:style-name="Strong_20_Emphasis"><text:span text:style-name="T43">partities</text:span></text:span><text:span text:style-name="Strong_20_Emphasis"><text:span text:style-name="T35"> </text:span></text:span><text:span text:style-name="Strong_20_Emphasis"><text:span text:style-name="T44">die </text:span></text:span><text:span text:style-name="Strong_20_Emphasis"><text:span text:style-name="T45">geformatteerd</text:span></text:span><text:span text:style-name="Strong_20_Emphasis"><text:span text:style-name="T44"> worden, </text:span></text:span><text:span text:style-name="Strong_20_Emphasis"><text:span text:style-name="T64">k</text:span></text:span><text:span text:style-name="Strong_20_Emphasis"><text:span text:style-name="T133">ies</text:span></text:span><text:span text:style-name="Strong_20_Emphasis"><text:span text:style-name="T64"> </text:span></text:span><text:span text:style-name="Strong_20_Emphasis"><text:span text:style-name="T194">Ja</text:span></text:span><text:span text:style-name="Strong_20_Emphasis"><text:span text:style-name="T64">,</text:span></text:span><text:span text:style-name="Strong_20_Emphasis"><text:span text:style-name="T44">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3">op </text:span></text:span><text:span text:style-name="Strong_20_Emphasis"><text:span text:style-name="T168">V</text:span></text:span><text:span text:style-name="Strong_20_Emphasis"><text:span text:style-name="T172">olgende</text:span></text:span><text:span text:style-name="Strong_20_Emphasis"><text:span text:style-name="T23">.</text:span></text:span></text:p>
          </table:table-cell>
        </table:table-row>
        <table:table-row table:style-name="TableLine94736505059904">
          <table:table-cell table:style-name="_32_._5f_Installatie_5f_uitvoeren.A1" office:value-type="string">
            <text:p text:style-name="P76"><text:span text:style-name="Strong_20_Emphasis"><text:span text:style-name="T102"><text:s/></text:span></text:span><text:span text:style-name="Strong_20_Emphasis"><text:span text:style-name="T144"><draw:control text:anchor-type="as-char" draw:z-index="50" draw:name="Vorm17_1" draw:style-name="gr1" draw:text-style-name="P105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4"><text:span text:style-name="T487">Als</text:span> het scherm <text:span text:style-name="T459">Software-selectie</text:span> verschijnt, <text:span text:style-name="T462">dat is als de Netwerk installer CD wordt gebruikt</text:span>, klik <text:span text:style-name="T480">in keuzevak </text:span>voor <text:span text:style-name="T459">GNOME</text:span> en klik op <text:span text:style-name="T459">Volgende</text:span>.</text:p>
          </table:table-cell>
        </table:table-row>
        <table:table-row table:style-name="TableLine94736505060160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11" draw:name="Vorm19" draw:style-name="gr1" draw:text-style-name="P105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9">Op het scherm </text:span></text:span><text:span text:style-name="Strong_20_Emphasis"><text:span text:style-name="T195">De GRUB opstartlader op een harde schijf installeren</text:span></text:span><text:span text:style-name="Strong_20_Emphasis"><text:span text:style-name="T69"> </text:span></text:span><text:span text:style-name="Strong_20_Emphasis"><text:span text:style-name="T136">bij</text:span></text:span><text:span text:style-name="Strong_20_Emphasis"><text:span text:style-name="T69"> </text:span></text:span><text:span text:style-name="Strong_20_Emphasis"><text:span text:style-name="T218">Apparaat waarop de opstartlader geïnstalleerd wordt</text:span></text:span><text:span text:style-name="Strong_20_Emphasis"><text:span text:style-name="T69"> selecteer </text:span></text:span><text:span text:style-name="Strong_20_Emphasis"><text:span text:style-name="T195">/dev/...</text:span></text:span><text:span text:style-name="Strong_20_Emphasis"><text:span text:style-name="T69"> en klik op </text:span></text:span><text:span text:style-name="Strong_20_Emphasis"><text:span text:style-name="T195">Volgende</text:span></text:span><text:span text:style-name="Strong_20_Emphasis"><text:span text:style-name="T69">.</text:span></text:span></text:p>
          </table:table-cell>
        </table:table-row>
        <table:table-row table:style-name="TableLine9473650506041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736505060672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12" draw:name="Vorm20" draw:style-name="gr1" draw:text-style-name="P105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51">Verwijder </text:span></text:span><text:span text:style-name="Strong_20_Emphasis"><text:span text:style-name="T152">het </text:span></text:span><text:span text:style-name="Strong_20_Emphasis"><text:span text:style-name="T151">installatiemedium (</text:span></text:span><text:span text:style-name="Strong_20_Emphasis"><text:span text:style-name="T153">USB-stick of </text:span></text:span><text:span text:style-name="Strong_20_Emphasis"><text:span text:style-name="T137">C</text:span></text:span><text:span text:style-name="Strong_20_Emphasis"><text:span text:style-name="T153">D</text:span></text:span><text:span text:style-name="Strong_20_Emphasis"><text:span text:style-name="T332"><text:note-ref text:note-class="footnote" text:reference-format="text" text:ref-name="ftn5">3</text:note-ref></text:span></text:span><text:span text:style-name="Strong_20_Emphasis"><text:span text:style-name="T151">) </text:span></text:span><text:span text:style-name="Strong_20_Emphasis"><text:span text:style-name="T154">en</text:span></text:span><text:span text:style-name="Strong_20_Emphasis"><text:span text:style-name="T151"> </text:span></text:span><text:span text:style-name="Strong_20_Emphasis"><text:span text:style-name="T147">druk </text:span></text:span><text:span text:style-name="Strong_20_Emphasis"><text:span text:style-name="T155">op</text:span></text:span><text:span text:style-name="Strong_20_Emphasis"><text:span text:style-name="T147"> </text:span></text:span><text:span text:style-name="Strong_20_Emphasis"><text:span text:style-name="T128">de </text:span></text:span><text:span text:style-name="Strong_20_Emphasis"><text:span text:style-name="T255">Enter</text:span></text:span><text:span text:style-name="Strong_20_Emphasis"><text:span text:style-name="T128">-toets</text:span></text:span><text:span text:style-name="Strong_20_Emphasis"><text:span text:style-name="T156">.</text:span></text:span></text:p>
          </table:table-cell>
        </table:table-row>
      </table:table>
      <text:p text:style-name="P38"><text:span text:style-name="Strong_20_Emphasis"><text:span text:style-name="T147"/></text:span></text:p>
      <text:list xml:id="list112442774011843" text:continue-numbering="true" text:style-name="L1">
        <text:list-item>
          <text:p text:style-name="P101"><text:span text:style-name="Strong_20_Emphasis"><text:span text:style-name="T277">Installatie </text:span></text:span><text:span text:style-name="Strong_20_Emphasis"><text:span text:style-name="T278">afronden</text:span></text:span></text:p>
        </text:list-item>
      </text:list>
      <text:p text:style-name="P40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36505000832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3" draw:name="Vorm21" draw:style-name="gr1" draw:text-style-name="P10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2">LVM met encryptie</text:span></text:span><text:span text:style-name="Strong_20_Emphasis"><text:span text:style-name="T317">,</text:span></text:span><text:span text:style-name="Strong_20_Emphasis"><text:span text:style-name="T25"> </text:span></text:span><text:span text:style-name="Strong_20_Emphasis"><text:span text:style-name="T39">typ de </text:span></text:span><text:span text:style-name="Strong_20_Emphasis"><text:span text:style-name="T66">wachtzin</text:span></text:span><text:span text:style-name="Strong_20_Emphasis"><text:span text:style-name="T39"> </text:span></text:span><text:span text:style-name="Strong_20_Emphasis"><text:span text:style-name="T67">en </text:span></text:span><text:span text:style-name="Strong_20_Emphasis"><text:span text:style-name="T56">en druk op de </text:span></text:span><text:span text:style-name="Strong_20_Emphasis"><text:span text:style-name="T229">Enter</text:span></text:span><text:span text:style-name="Strong_20_Emphasis"><text:span text:style-name="T56">-toets.</text:span></text:span></text:p>
          </table:table-cell>
        </table:table-row>
        <table:table-row table:style-name="TableLine9473650494692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736504787136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4" draw:name="Vorm22" draw:style-name="gr1" draw:text-style-name="P105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73650526788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><text:span text:style-name="Strong_20_Emphasis"><text:span text:style-name="T149"/></text:span></text:p>
          </table:table-cell>
        </table:table-row>
        <table:table-row table:style-name="TableLine94736505268144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5" draw:name="Vorm23" draw:style-name="gr1" draw:text-style-name="P105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24">Voeg </text:span></text:span><text:span text:style-name="Strong_20_Emphasis"><text:span text:style-name="T54">eventuele </text:span></text:span><text:span text:style-name="Strong_20_Emphasis"><text:span text:style-name="T53">extra </text:span></text:span><text:span text:style-name="Strong_20_Emphasis"><text:span text:style-name="T146">gebruikers </text:span></text:span><text:span text:style-name="Strong_20_Emphasis"><text:span text:style-name="T148">toe </text:span></text:span><text:span text:style-name="Strong_20_Emphasis"><text:span text:style-name="T88">via </text:span></text:span><text:span text:style-name="Strong_20_Emphasis"><text:span text:style-name="T76">een </text:span></text:span><text:span text:style-name="Strong_20_Emphasis"><text:span text:style-name="T87">druk 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87"><text:note text:id="ftn7" text:note-class="footnote"><text:note-citation>1</text:note-citation><text:note-body><text:p text:style-name="P90"><text:span text:style-name="T384">De </text:span><text:span text:style-name="T406">Super</text:span><text:span text:style-name="T384">-toets is de Windows</text:span><text:span text:style-name="T385">-</text:span><text:span text:style-name="T386">toets</text:span><text:span text:style-name="T384">, </text:span><text:span text:style-name="T385">C</text:span><text:span text:style-name="T384">ommand-</text:span><text:span text:style-name="T386">toets</text:span><text:span text:style-name="T384">, of </text:span><text:span text:style-name="T385">V</text:span><text:span text:style-name="T384">ergrootglas-toets.</text:span></text:p></text:note-body></text:note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0">geb</text:span></text:span><text:span text:style-name="Strong_20_Emphasis"><text:span text:style-name="T181">r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</text:span></text:span><text:span text:style-name="Strong_20_Emphasis"><text:span text:style-name="T99">bij </text:span></text:span><text:span text:style-name="Strong_20_Emphasis"><text:span text:style-name="T309">Instellingen </text:span></text:span><text:span text:style-name="Strong_20_Emphasis"><text:span text:style-name="T114">rechts o</text:span></text:span><text:span text:style-name="Strong_20_Emphasis"><text:span text:style-name="T88">p </text:span></text:span><text:span text:style-name="Strong_20_Emphasis"><text:span text:style-name="T310">Gebruikers</text:span></text:span><text:span text:style-name="Strong_20_Emphasis"><text:span text:style-name="T112">.</text:span></text:span></text:p>
          </table:table-cell>
        </table:table-row>
        <table:table-row table:style-name="TableLine94736505268400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6" draw:name="Vorm24" draw:style-name="gr1" draw:text-style-name="P105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27">Klik links</text:span></text:span><text:span text:style-name="Strong_20_Emphasis"><text:span text:style-name="T150"> </text:span></text:span><text:span text:style-name="Strong_20_Emphasis"><text:span text:style-name="T125">op </text:span></text:span><text:span text:style-name="Strong_20_Emphasis"><text:span text:style-name="T189">Ontgrendelen</text:span></text:span><text:span text:style-name="Strong_20_Emphasis"><text:span text:style-name="T125"> </text:span></text:span><text:span text:style-name="Strong_20_Emphasis"><text:span text:style-name="T124">en daarna op </text:span></text:span><text:span text:style-name="Strong_20_Emphasis"><text:span text:style-name="T302">Gebruik</text:span></text:span><text:span text:style-name="Strong_20_Emphasis"><text:span text:style-name="T303">er</text:span></text:span><text:span text:style-name="Strong_20_Emphasis"><text:span text:style-name="T302"> toevoegen</text:span></text:span><text:span text:style-name="Strong_20_Emphasis"><text:span text:style-name="T124">.</text:span></text:span></text:p>
          </table:table-cell>
        </table:table-row>
        <table:table-row table:style-name="TableLine947365052686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736505268912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7" draw:name="Vorm25" draw:style-name="gr1" draw:text-style-name="P105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46">Controleer </text:span></text:span><text:span text:style-name="Strong_20_Emphasis"><text:span text:style-name="T47">of er updates zijn </text:span></text:span><text:span text:style-name="Strong_20_Emphasis"><text:span text:style-name="T48">via </text:span></text:span><text:span text:style-name="Strong_20_Emphasis"><text:span text:style-name="T76">een </text:span></text:span><text:span text:style-name="Strong_20_Emphasis"><text:span text:style-name="T106">druk</text:span></text:span><text:span text:style-name="Strong_20_Emphasis"><text:span text:style-name="T76"> op</text:span></text:span><text:span text:style-name="Strong_20_Emphasis"><text:span text:style-name="T90"> de </text:span></text:span><text:span text:style-name="Strong_20_Emphasis"><text:span text:style-name="T259">Super</text:span></text:span><text:span text:style-name="Strong_20_Emphasis"><text:span text:style-name="T90">-toets</text:span></text:span><text:span text:style-name="Strong_20_Emphasis"><text:span text:style-name="T329"><text:note-ref text:note-class="footnote" text:reference-format="text" text:ref-name="ftn7">1</text:note-ref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3">sof</text:span></text:span><text:span text:style-name="Strong_20_Emphasis"><text:span text:style-name="T185">t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301">Software</text:span></text:span><text:span text:style-name="Strong_20_Emphasis"><text:span text:style-name="T90">.</text:span></text:span></text:p>
          </table:table-cell>
        </table:table-row>
        <table:table-row table:style-name="TableLine94736505269168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8" draw:name="Vorm26" draw:style-name="gr1" draw:text-style-name="P10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1"><text:span text:style-name="T372">Klik op </text:span><text:span text:style-name="T375">Updates</text:span><text:span text:style-name="T373"> en a</text:span><text:span text:style-name="T371">ls</text:span><text:span text:style-name="T367"> </text:span><text:span text:style-name="T368">er </text:span><text:span text:style-name="T367">updates beschikbaar zijn, k</text:span><text:span text:style-name="T369">lik op </text:span><text:span text:style-name="Strong_20_Emphasis"><text:span text:style-name="T381">Downloaden</text:span></text:span><text:span text:style-name="T369"> </text:span><text:span text:style-name="T374">en vervolgens op </text:span><text:span text:style-name="T376">Herstarten &amp; bijwerken</text:span><text:span text:style-name="T374">.</text:span></text:p>
          </table:table-cell>
        </table:table-row>
        <table:table-row table:style-name="TableLine94736505269424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9" draw:name="Vorm27" draw:style-name="gr1" draw:text-style-name="P105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3"><text:span text:style-name="T370">A</text:span><text:span text:style-name="T461">anmelden als </text:span><text:span text:style-name="Definition"><text:span text:style-name="T8">gebruiker</text:span></text:span>.</text:p>
          </table:table-cell>
        </table:table-row>
        <table:table-row table:style-name="TableLine947365052700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736505270608">
          <table:table-cell table:style-name="_33_._5f_Installatie_5f_afron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3" draw:name="Vorm4_1" draw:style-name="gr1" draw:text-style-name="P105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02">Installeer </text:span></text:span><text:span text:style-name="Strong_20_Emphasis"><text:span text:style-name="T121">pakket kz</text:span></text:span><text:span text:style-name="Strong_20_Emphasis"><text:span text:style-name="T102"> </text:span></text:span><text:span text:style-name="Strong_20_Emphasis"><text:span text:style-name="T88">via via </text:span></text:span><text:span text:style-name="Strong_20_Emphasis"><text:span text:style-name="T76">een </text:span></text:span><text:span text:style-name="Strong_20_Emphasis"><text:span text:style-name="T87">druk 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329"><text:note-ref text:note-class="footnote" text:reference-format="text" text:ref-name="ftn7">1</text:note-ref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4">ter</text:span></text:span><text:span text:style-name="Strong_20_Emphasis"><text:span text:style-name="T185">m</text:span></text:span><text:span text:style-name="Strong_20_Emphasis"><text:span text:style-name="T115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322">Terminalvenster</text:span></text:span><text:span text:style-name="Strong_20_Emphasis"><text:span text:style-name="T115">. </text:span></text:span></text:p>
          </table:table-cell>
        </table:table-row>
        <table:table-row table:style-name="TableLine94736505271200">
          <table:table-cell table:style-name="_33_._5f_Installatie_5f_afronden.A1" office:value-type="string">
            <text:p text:style-name="P64"><text:span text:style-name="Strong_20_Emphasis"><text:span text:style-name="T102"><text:s/></text:span></text:span><text:span text:style-name="Strong_20_Emphasis"><text:span text:style-name="T144"><draw:control text:anchor-type="as-char" draw:z-index="45" draw:name="Vorm4_0" draw:style-name="gr1" draw:text-style-name="P105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9"><text:span text:style-name="T492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19">z</text:span></text:span><text:span text:style-name="Strong_20_Emphasis"><text:span text:style-name="T117">e</text:span></text:span><text:span text:style-name="Strong_20_Emphasis"><text:span text:style-name="T115"> opdrachten, ieder gevolgd door de </text:span></text:span><text:span text:style-name="Strong_20_Emphasis"><text:span text:style-name="T260">Enter</text:span></text:span><text:span text:style-name="Strong_20_Emphasis"><text:span text:style-name="T88">-toets:<text:line-break/></text:span></text:span><text:span text:style-name="User_20_Entry"><text:span text:style-name="T335">sudo</text:span></text:span><text:span text:style-name="User_20_Entry"><text:span text:style-name="T334"> </text:span></text:span><text:span text:style-name="User_20_Entry"><text:span text:style-name="T335">apt install wget</text:span></text:span><text:span text:style-name="User_20_Entry"><text:span text:style-name="T334"><text:line-break/>wget karelzimmer.nl/</text:span></text:span><text:span text:style-name="User_20_Entry"><text:span text:style-name="T338">kz</text:span></text:span><text:span text:style-name="User_20_Entry"><text:span text:style-name="T334"><text:line-break/>bash </text:span></text:span><text:span text:style-name="User_20_Entry"><text:span text:style-name="T338">kz</text:span></text:span></text:p>
            <text:p text:style-name="P80"><text:span text:style-name="User_20_Entry"><text:span text:style-name="T337">exit</text:span></text:span></text:p>
          </table:table-cell>
        </table:table-row>
        <table:table-row table:style-name="TableLine94736505271792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736505272384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20" draw:name="Vorm33" draw:style-name="gr1" draw:text-style-name="P105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95">Rond de</text:span></text:span><text:span text:style-name="Strong_20_Emphasis"><text:span text:style-name="T93"> installatie </text:span></text:span><text:span text:style-name="Strong_20_Emphasis"><text:span text:style-name="T95">af </text:span></text:span><text:span text:style-name="Strong_20_Emphasis"><text:span text:style-name="T88">via </text:span></text:span><text:span text:style-name="Strong_20_Emphasis"><text:span text:style-name="T104">een</text:span></text:span><text:span text:style-name="Strong_20_Emphasis"><text:span text:style-name="T103"> druk</text:span></text:span><text:span text:style-name="Strong_20_Emphasis"><text:span text:style-name="T104"> op</text:span></text:span><text:span text:style-name="Strong_20_Emphasis"><text:span text:style-name="T90"> de </text:span></text:span><text:span text:style-name="Strong_20_Emphasis"><text:span text:style-name="T259">Super</text:span></text:span><text:span text:style-name="Strong_20_Emphasis"><text:span text:style-name="T90">-toets</text:span></text:span><text:span text:style-name="Strong_20_Emphasis"><text:span text:style-name="T329"><text:note-ref text:note-class="footnote" text:reference-format="text" text:ref-name="ftn7">1</text:note-ref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73">men</text:span></text:span><text:span text:style-name="Strong_20_Emphasis"><text:span text:style-name="T178">u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296">Installatiem</text:span></text:span><text:span text:style-name="Strong_20_Emphasis"><text:span text:style-name="T295">enu</text:span></text:span><text:span text:style-name="Strong_20_Emphasis"><text:span text:style-name="T87">.</text:span></text:span></text:p>
          </table:table-cell>
        </table:table-row>
        <table:table-row table:style-name="TableLine94736505272976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21" draw:name="Vorm34" draw:style-name="gr1" draw:text-style-name="P105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84">K</text:span></text:span><text:span text:style-name="Strong_20_Emphasis"><text:span text:style-name="T79">ie</text:span></text:span><text:span text:style-name="Strong_20_Emphasis"><text:span text:style-name="T78">s </text:span></text:span><text:span text:style-name="Strong_20_Emphasis"><text:span text:style-name="T294">3 -</text:span></text:span><text:span text:style-name="Strong_20_Emphasis"><text:span text:style-name="T267"> </text:span></text:span><text:span text:style-name="Strong_20_Emphasis"><text:span text:style-name="T290">Installatie</text:span></text:span><text:span text:style-name="Strong_20_Emphasis"><text:span text:style-name="T291"> </text:span></text:span><text:span text:style-name="Strong_20_Emphasis"><text:span text:style-name="T292">afronden</text:span></text:span><text:span text:style-name="Strong_20_Emphasis"><text:span text:style-name="T84"> </text:span></text:span><text:span text:style-name="Strong_20_Emphasis"><text:span text:style-name="T101">en klik op </text:span></text:span><text:span text:style-name="Strong_20_Emphasis"><text:span text:style-name="T182">Verder</text:span></text:span><text:span text:style-name="Strong_20_Emphasis"><text:span text:style-name="T101">.</text:span></text:span></text:p>
          </table:table-cell>
        </table:table-row>
        <table:table-row table:style-name="TableLine94736505273568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22" draw:name="Vorm35" draw:style-name="gr1" draw:text-style-name="P105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4">Volg de aanwijzingen op het scherm.</text:span></text:span></text:p>
          </table:table-cell>
        </table:table-row>
        <table:table-row table:style-name="TableLine94736505274160"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46"/>
          </table:table-cell>
        </table:table-row>
        <table:table-row table:style-name="TableLine94736505274752">
          <table:table-cell table:style-name="_33_._5f_Installatie_5f_afronden.A1" office:value-type="string">
            <text:p text:style-name="P82"><text:span text:style-name="Strong_20_Emphasis"><text:span text:style-name="T102"><text:s/></text:span></text:span><text:span text:style-name="Strong_20_Emphasis"><text:span text:style-name="T144"><draw:control text:anchor-type="as-char" draw:z-index="52" draw:name="Vorm35_0" draw:style-name="gr1" draw:text-style-name="P105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85"><text:span text:style-name="T494">De installatie kan nagelopen worden aan de hand van </text:span><text:span text:style-name="T497">een </text:span><text:span text:style-name="T494">bestand</text:span><text:span text:style-name="T493"><text:note text:id="ftn8" text:note-class="footnote"><text:note-citation>2</text:note-citation><text:note-body><text:p text:style-name="P98"><text:span text:style-name="T457">In map </text:span><text:span text:style-name="T454">/usr/local/etc </text:span><text:span text:style-name="T457">bevat </text:span><text:span text:style-name="T404">b</text:span><text:span text:style-name="T454">estand kz_install</text:span><text:span text:style-name="T405">_</text:span><text:span text:style-name="T403">applist</text:span><text:span text:style-name="T454"> </text:span><text:span text:style-name="T455">eerder geïnstalleerde apps</text:span><text:span text:style-name="T456">.</text:span></text:p></text:note-body></text:note></text:span><text:span text:style-name="T494"> aangemaakt in hoofdstuk 1 met keuze 1 - Installatie voorbereiden.</text:span></text:p>
          </table:table-cell>
        </table:table-row>
      </table:table>
      <text:p text:style-name="P40"><text:span text:style-name="Strong_20_Emphasis"><text:span text:style-name="T22"><text:tab/></text:span></text:span></text:p>
      <text:p text:style-name="P41"><text:span text:style-name="Strong_20_Emphasis"><text:span text:style-name="T101"/></text:span></text:p>
      <text:p text:style-name="P42"><text:span text:style-name="Strong_20_Emphasis"><text:span text:style-name="T74"/></text:span></text:p>
      <text:list xml:id="list112443453498344" text:continue-numbering="true" text:style-name="L1">
        <text:list-item>
          <text:p text:style-name="P102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736505256560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3" draw:name="Vorm36" draw:style-name="gr1" draw:text-style-name="P105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94">R</text:span></text:span><text:span text:style-name="Strong_20_Emphasis"><text:span text:style-name="T80">icht </text:span></text:span><text:span text:style-name="Definition"><text:span text:style-name="T9">gebruiker</text:span></text:span><text:span text:style-name="Strong_20_Emphasis"><text:span text:style-name="T75"><text:note text:id="ftn9" text:note-class="footnote"><text:note-citation>1</text:note-citation><text:note-body><text:p text:style-name="P89"><text:span text:style-name="T458">Na aanmelden als </text:span><text:span text:style-name="Definition"><text:span text:style-name="T467">2</text:span></text:span><text:span text:style-name="Definition"><text:span text:style-name="T496">e</text:span></text:span><text:span text:style-name="Definition"><text:span text:style-name="T467"> </text:span></text:span><text:span text:style-name="Definition"><text:span text:style-name="T468">gebruiker</text:span></text:span><text:span text:style-name="T458">, </text:span><text:span text:style-name="T481">zoek en </text:span><text:span text:style-name="T458">start</text:span><text:span text:style-name="T465"> </text:span><text:span text:style-name="T464">In</text:span><text:span text:style-name="T460">stallatiemenu</text:span><text:span text:style-name="Strong_20_Emphasis"><text:span text:style-name="T318"> </text:span></text:span><text:span text:style-name="T458">en </text:span><text:span text:style-name="User_20_Entry"><text:span text:style-name="T263">kies </text:span></text:span><text:span text:style-name="User_20_Entry"><text:span text:style-name="T265">4 -</text:span></text:span><text:span text:style-name="User_20_Entry"><text:span text:style-name="T263"> </text:span></text:span><text:span text:style-name="User_20_Entry"><text:span text:style-name="T264">Gebruiker inrichten</text:span></text:span><text:span text:style-name="User_20_Entry"><text:span text:style-name="T263">.</text:span></text:span></text:p></text:note-body></text:note></text:span></text:span><text:span text:style-name="Strong_20_Emphasis"><text:span text:style-name="T80"> </text:span></text:span><text:span text:style-name="Strong_20_Emphasis"><text:span text:style-name="T81">in </text:span></text:span><text:span text:style-name="Strong_20_Emphasis"><text:span text:style-name="T88">via </text:span></text:span><text:span text:style-name="Strong_20_Emphasis"><text:span text:style-name="T97">het </text:span></text:span><text:span text:style-name="Strong_20_Emphasis"><text:span text:style-name="T176">Installatiemenu</text:span></text:span><text:span text:style-name="Strong_20_Emphasis"><text:span text:style-name="T318"> </text:span></text:span><text:span text:style-name="Strong_20_Emphasis"><text:span text:style-name="T98">en </text:span></text:span><text:span text:style-name="Strong_20_Emphasis"><text:span text:style-name="T86">keuze</text:span></text:span><text:span text:style-name="Strong_20_Emphasis"><text:span text:style-name="T83"> </text:span></text:span><text:span text:style-name="Strong_20_Emphasis"><text:span text:style-name="T294">4 -</text:span></text:span><text:span text:style-name="Strong_20_Emphasis"><text:span text:style-name="T267"> </text:span></text:span><text:span text:style-name="T307">Gebruiker inrichten</text:span><text:span text:style-name="Strong_20_Emphasis"><text:span text:style-name="T77">.</text:span></text:span></text:p>
          </table:table-cell>
        </table:table-row>
        <table:table-row table:style-name="TableLine94736505250208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4" draw:name="Vorm37" draw:style-name="gr1" draw:text-style-name="P105" svg:width="0.35cm" svg:height="0.35cm" draw:control="control25"/></text:span></text:span></text:p>
          </table:table-cell>
          <table:table-cell table:style-name="Tabel2.A1" office:value-type="string">
            <text:p text:style-name="P48"><text:span text:style-name="Strong_20_Emphasis"><text:span text:style-name="T453">Volg de aanwijzingen op het scherm.</text:span></text:span></text:p>
          </table:table-cell>
        </table:table-row>
        <table:table-row table:style-name="TableLine94736505097792"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48"/>
          </table:table-cell>
        </table:table-row>
        <table:table-row table:style-name="TableLine94736505203088">
          <table:table-cell table:style-name="Tabel2.A1" office:value-type="string">
            <text:p text:style-name="P83"><text:span text:style-name="Strong_20_Emphasis"><text:span text:style-name="T102"><text:s/></text:span></text:span><text:span text:style-name="Strong_20_Emphasis"><text:span text:style-name="T144"><draw:control text:anchor-type="as-char" draw:z-index="53" draw:name="Vorm37_0" draw:style-name="gr1" draw:text-style-name="P105" svg:width="0.35cm" svg:height="0.35cm" draw:control="control54"/></text:span></text:span></text:p>
          </table:table-cell>
          <table:table-cell table:style-name="Tabel2.A1" office:value-type="string">
            <text:p text:style-name="P86"><text:span text:style-name="T407">Het</text:span><text:span text:style-name="T494"> </text:span><text:span text:style-name="T408">inrichten </text:span><text:span text:style-name="T494">kan nagelopen worden aan de hand van bestanden</text:span><text:span text:style-name="T493"><text:note text:id="ftn10" text:note-class="footnote"><text:note-citation>2</text:note-citation><text:note-body><text:p text:style-name="P97"><text:span text:style-name="T402">I</text:span><text:span text:style-name="T398">n</text:span><text:span text:style-name="T399"> de Persoonlijke map </text:span><text:span text:style-name="T398">bevat </text:span><text:span text:style-name="T402">map </text:span><text:span text:style-name="T399">kz_setup_list</text:span><text:span text:style-name="T397">s </text:span><text:span text:style-name="T401">bestanden met</text:span><text:span text:style-name="T398"> </text:span><text:span text:style-name="T400">eerder gekozen gebruikersfoto, </text:span><text:span text:style-name="T399">bureaubladachtergrond, favorieten, en opdrachtgeschiedenis.</text:span></text:p></text:note-body></text:note></text:span><text:span text:style-name="T494"> aangemaakt in hoofdstuk 1 met keuze 1 - Installatie voorbereiden.</text:span></text:p>
          </table:table-cell>
        </table:table-row>
        <table:table-row table:style-name="TableLine9473650524675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36505467872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5" draw:name="Vorm38" draw:style-name="gr1" draw:text-style-name="P105" svg:width="0.35cm" svg:height="0.35cm" draw:control="control26"/></text:span></text:span></text:p>
          </table:table-cell>
          <table:table-cell table:style-name="Tabel2.A1" office:value-type="string">
            <text:p text:style-name="P48"><text:span text:style-name="Strong_20_Emphasis"><text:span text:style-name="T82">Herstart de computer.</text:span></text:span></text:p>
          </table:table-cell>
        </table:table-row>
        <table:table-row table:style-name="TableLine9473650539214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36505374272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6" draw:name="Vorm39" draw:style-name="gr1" draw:text-style-name="P105" svg:width="0.35cm" svg:height="0.35cm" draw:control="control27"/></text:span></text:span></text:p>
          </table:table-cell>
          <table:table-cell table:style-name="Tabel2.A1" office:value-type="string">
            <text:p text:style-name="P48"><text:span text:style-name="Strong_20_Emphasis"><text:span text:style-name="T76">Aanmelden als </text:span></text:span><text:span text:style-name="Definition"><text:span text:style-name="T12">gebruiker</text:span></text:span><text:span text:style-name="Strong_20_Emphasis"><text:span text:style-name="T76">.</text:span></text:span></text:p>
          </table:table-cell>
        </table:table-row>
        <table:table-row table:style-name="TableLine9473650537475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36505375344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7" draw:name="Vorm40" draw:style-name="gr1" draw:text-style-name="P105" svg:width="0.35cm" svg:height="0.35cm" draw:control="control28"/></text:span></text:span></text:p>
          </table:table-cell>
          <table:table-cell table:style-name="Tabel2.A1" office:value-type="string">
            <text:p text:style-name="P62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2">LVM met encryptie</text:span></text:span><text:span text:style-name="Strong_20_Emphasis"><text:span text:style-name="T317">,</text:span></text:span><text:span text:style-name="Strong_20_Emphasis"><text:span text:style-name="T25"> </text:span></text:span><text:span text:style-name="Strong_20_Emphasis"><text:span text:style-name="T38">l</text:span></text:span><text:span text:style-name="Strong_20_Emphasis"><text:span text:style-name="T25">eg de </text:span></text:span><text:span text:style-name="Strong_20_Emphasis"><text:span text:style-name="T66">wachtzin</text:span></text:span><text:span text:style-name="Strong_20_Emphasis"><text:span text:style-name="T25"> vast in </text:span></text:span><text:span text:style-name="Strong_20_Emphasis"><text:span text:style-name="T50">een</text:span></text:span><text:span text:style-name="Strong_20_Emphasis"><text:span text:style-name="T25"> </text:span></text:span><text:span text:style-name="Strong_20_Emphasis"><text:span text:style-name="T50">w</text:span></text:span><text:span text:style-name="Strong_20_Emphasis"><text:span text:style-name="T51">achtwoordkluis</text:span></text:span><text:span text:style-name="Strong_20_Emphasis"><text:span text:style-name="T25"> </text:span></text:span><text:span text:style-name="Strong_20_Emphasis"><text:span text:style-name="T50">zoals </text:span></text:span><text:span text:style-name="Strong_20_Emphasis"><text:span text:style-name="T190">Bitwarden</text:span></text:span><text:span text:style-name="Strong_20_Emphasis"><text:span text:style-name="T50">, </text:span></text:span><text:span text:style-name="Strong_20_Emphasis"><text:span text:style-name="T55">zie links in de </text:span></text:span><text:span text:style-name="Strong_20_Emphasis"><text:span text:style-name="T134">balk</text:span></text:span><text:span text:style-name="Strong_20_Emphasis"><text:span text:style-name="T55">.</text:span></text:span></text:p>
          </table:table-cell>
        </table:table-row>
        <table:table-row table:style-name="TableLine9473650547371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36505474304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8" draw:name="Vorm41" draw:style-name="gr1" draw:text-style-name="P105" svg:width="0.35cm" svg:height="0.35cm" draw:control="control29"/></text:span></text:span></text:p>
          </table:table-cell>
          <table:table-cell table:style-name="Tabel2.A1" office:value-type="string">
            <text:p text:style-name="P54"><text:span text:style-name="Strong_20_Emphasis"><text:span text:style-name="T282">Maak een </text:span></text:span><text:span text:style-name="Strong_20_Emphasis"><text:span text:style-name="T284">back-up</text:span></text:span><text:span text:style-name="Strong_20_Emphasis"><text:span text:style-name="T282"> </text:span></text:span><text:span text:style-name="Strong_20_Emphasis"><text:span text:style-name="T281">via</text:span></text:span><text:span text:style-name="Strong_20_Emphasis"><text:span text:style-name="T88"> </text:span></text:span><text:span text:style-name="Strong_20_Emphasis"><text:span text:style-name="T76">een </text:span></text:span><text:span text:style-name="Strong_20_Emphasis"><text:span text:style-name="T107">druk </text:span></text:span><text:span text:style-name="Strong_20_Emphasis"><text:span text:style-name="T87">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91">yp </text:span></text:span><text:span text:style-name="Strong_20_Emphasis"><text:span text:style-name="T175">men</text:span></text:span><text:span text:style-name="Strong_20_Emphasis"><text:span text:style-name="T179">u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296">Installatie</text:span></text:span><text:span text:style-name="Strong_20_Emphasis"><text:span text:style-name="T297">m</text:span></text:span><text:span text:style-name="Strong_20_Emphasis"><text:span text:style-name="T295">enu</text:span></text:span><text:span text:style-name="Strong_20_Emphasis"><text:span text:style-name="T87">.</text:span></text:span></text:p>
          </table:table-cell>
        </table:table-row>
        <table:table-row table:style-name="TableLine94736505474896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9" draw:name="Vorm42" draw:style-name="gr1" draw:text-style-name="P105" svg:width="0.35cm" svg:height="0.35cm" draw:control="control30"/></text:span></text:span></text:p>
          </table:table-cell>
          <table:table-cell table:style-name="Tabel2.A1" office:value-type="string">
            <text:p text:style-name="P48"><text:span text:style-name="Strong_20_Emphasis"><text:span text:style-name="T324">K</text:span></text:span><text:span text:style-name="Strong_20_Emphasis"><text:span text:style-name="T282">ies</text:span></text:span><text:span text:style-name="Strong_20_Emphasis"><text:span text:style-name="T281"> </text:span></text:span><text:span text:style-name="Strong_20_Emphasis"><text:span text:style-name="T304">5 -</text:span></text:span><text:span text:style-name="T280"> </text:span><text:span text:style-name="T304">Opdrachtenmenu</text:span><text:span text:style-name="T282">, </text:span><text:span text:style-name="T328">kies</text:span><text:span text:style-name="T282"> </text:span><text:span text:style-name="T305">1 -</text:span><text:span text:style-name="T280"> </text:span><text:span text:style-name="T308">Back-up</text:span><text:span text:style-name="T305"> </text:span><text:span text:style-name="T308">maken</text:span><text:span text:style-name="T280">,</text:span><text:span text:style-name="Strong_20_Emphasis"><text:span text:style-name="T84"> </text:span></text:span><text:span text:style-name="Strong_20_Emphasis"><text:span text:style-name="T101">en klik op </text:span></text:span><text:span text:style-name="Strong_20_Emphasis"><text:span text:style-name="T182">Verder</text:span></text:span><text:span text:style-name="Strong_20_Emphasis"><text:span text:style-name="T101">.</text:span></text:span></text:p>
          </table:table-cell>
        </table:table-row>
        <table:table-row table:style-name="TableLine94736505471264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30" draw:name="Vorm43" draw:style-name="gr1" draw:text-style-name="P105" svg:width="0.35cm" svg:height="0.35cm" draw:control="control31"/></text:span></text:span></text:p>
          </table:table-cell>
          <table:table-cell table:style-name="Tabel2.A1" office:value-type="string">
            <text:p text:style-name="P48"><text:span text:style-name="Strong_20_Emphasis"><text:span text:style-name="T279">Volg de aanwijzingen op het scherm.</text:span></text:span></text:p>
          </table:table-cell>
        </table:table-row>
        <table:table-row table:style-name="TableLine9473650547185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36505468368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31" draw:name="Vorm44" draw:style-name="gr1" draw:text-style-name="P105" svg:width="0.35cm" svg:height="0.35cm" draw:control="control32"/></text:span></text:span></text:p>
          </table:table-cell>
          <table:table-cell table:style-name="Tabel2.A1" office:value-type="string">
            <text:p text:style-name="P55"><text:span text:style-name="Strong_20_Emphasis"><text:span text:style-name="T323">Plan automatische </text:span></text:span><text:span text:style-name="Strong_20_Emphasis"><text:span text:style-name="T325">reservekopieën</text:span></text:span><text:span text:style-name="Strong_20_Emphasis"><text:span text:style-name="T282"> </text:span></text:span><text:span text:style-name="Strong_20_Emphasis"><text:span text:style-name="T283">in </text:span></text:span><text:span text:style-name="Strong_20_Emphasis"><text:span text:style-name="T281">via</text:span></text:span><text:span text:style-name="Strong_20_Emphasis"><text:span text:style-name="T88"> </text:span></text:span><text:span text:style-name="Strong_20_Emphasis"><text:span text:style-name="T76">een </text:span></text:span><text:span text:style-name="Strong_20_Emphasis"><text:span text:style-name="T107">druk </text:span></text:span><text:span text:style-name="Strong_20_Emphasis"><text:span text:style-name="T87">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91">yp </text:span></text:span><text:span text:style-name="Strong_20_Emphasis"><text:span text:style-name="T177">res</text:span></text:span><text:span text:style-name="Strong_20_Emphasis"><text:span text:style-name="T186">e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92">lik op </text:span></text:span><text:span text:style-name="Strong_20_Emphasis"><text:span text:style-name="T113">het </text:span></text:span><text:span text:style-name="Strong_20_Emphasis"><text:span text:style-name="T88">pictogram </text:span></text:span><text:span text:style-name="Strong_20_Emphasis"><text:span text:style-name="T113">van</text:span></text:span><text:span text:style-name="Strong_20_Emphasis"><text:span text:style-name="T92"> </text:span></text:span><text:span text:style-name="Strong_20_Emphasis"><text:span text:style-name="T298">Reservekopieën</text:span></text:span><text:span text:style-name="Strong_20_Emphasis"><text:span text:style-name="T87">.</text:span></text:span></text:p>
          </table:table-cell>
        </table:table-row>
        <table:table-row table:style-name="TableLine94736505468960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32" draw:name="Vorm45" draw:style-name="gr1" draw:text-style-name="P105" svg:width="0.35cm" svg:height="0.35cm" draw:control="control33"/></text:span></text:span></text:p>
          </table:table-cell>
          <table:table-cell table:style-name="Tabel2.A1" office:value-type="string">
            <text:p text:style-name="P48"><text:span text:style-name="Strong_20_Emphasis"><text:span text:style-name="T279">Volg de aanwijzingen op het scherm.</text:span></text:span></text:p>
          </table:table-cell>
        </table:table-row>
      </table:table>
      <text:p text:style-name="P17"><text:span text:style-name="Strong_20_Emphasis"><text:span text:style-name="T77"/></text:span></text:p>
      <text:p text:style-name="P47"/>
      <text:p text:style-name="P33"><text:span text:style-name="T345">De installatie van </text:span><text:span text:style-name="T345"><text:reference-ref text:reference-format="text" text:ref-name="Distributie">Debian</text:reference-ref></text:span><text:span text:style-name="T345"><text:s/></text:span><text:span text:style-name="T346"><text:reference-ref text:reference-format="text" text:ref-name="Versie">10</text:reference-ref></text:span><text:span text:style-name="T345"><text:s/></text:span><text:span text:style-name="T351">LTS </text:span><text:span text:style-name="T345"><text:reference-ref text:reference-format="text" text:ref-name="Editie">desktop</text:reference-ref></text:span><text:span text:style-name="T345"><text:s/>is voltooid.</text:span></text:p>
      <text:p text:style-name="P27"/>
      <text:p text:style-name="P26"><text:span text:style-name="T448">E</text:span><text:span text:style-name="T447">inde c</text:span><text:span text:style-name="T446">hecklist.</text:span></text:p>
      <text:p text:style-name="P28"/>
      <text:p text:style-name="P7"><text:span text:style-name="T126">Geschreven</text:span><text:span text:style-name="T49"> door Karel Zimmer &lt;</text:span><text:a xlink:type="simple" xlink:href="mailto:info@karelzimmer.nl" text:style-name="Internet_20_link" text:visited-style-name="Visited_20_Internet_20_Link">info@karelzimmer.nl</text:a><text:span text:style-name="T49">&gt;</text:span><text:span text:style-name="T52">.</text:span></text:p>
      <text:p text:style-name="P8"/>
      <text:p text:style-name="P10"><text:span text:style-name="T472">Auteursrecht </text:span><text:span text:style-name="Strong_20_Emphasis"><text:span text:style-name="T471">© </text:span></text:span><text:span text:style-name="Strong_20_Emphasis"><text:span text:style-name="T470">2</text:span></text:span><text:span text:style-name="T472">020-</text:span><text:span text:style-name="T474">2021</text:span><text:span text:style-name="T472"> Karel Zimmer.</text:span></text:p>
      <text:p text:style-name="P9"/>
      <text:p text:style-name="P11"><text:span text:style-name="T473">Creative Commons Naamsvermelding-GelijkDelen Internationaal</text:span><text:span text:style-name="T475">-</text:span><text:span text:style-name="T473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73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3" svg:font-family="Ubuntu" style:font-adornments="Cursief" style:font-pitch="variable"/>
    <style:font-face style:name="Ubuntu1" svg:font-family="Ubuntu" style:font-adornments="Standaard" style:font-pitch="variable"/>
    <style:font-face style:name="Ubuntu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1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3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0_LTS_desktop.odt</text:file-name></text:span><text:span text:style-name="MT2"><text:tab/></text:span><text:span text:style-name="MT1"><text:date style:data-style-name="N36" text:date-value="2021-08-20T11:24:41.323828361">20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0T11:24:41.243121584</dc:date>
    <meta:keyword>Installatie</meta:keyword>
    <meta:keyword>Checklist</meta:keyword>
    <meta:keyword>Linux</meta:keyword>
    <meta:editing-cycles>6307</meta:editing-cycles>
    <meta:editing-duration>P11DT3H5M32S</meta:editing-duration>
    <meta:print-date>2021-03-23T20:07:57.967210640</meta:print-date>
    <dc:creator>Karel Zimmer</dc:creator>
    <meta:document-statistic meta:table-count="4" meta:image-count="0" meta:object-count="0" meta:page-count="4" meta:paragraph-count="138" meta:word-count="1089" meta:character-count="7386" meta:non-whitespace-character-count="6309"/>
    <meta:user-defined meta:name="Info 1"/>
    <meta:user-defined meta:name="Info 2"/>
    <meta:user-defined meta:name="Info 3"/>
    <meta:user-defined meta:name="Info 4"/>
  </office:meta>
</office:document-meta>
</file>